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81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115.36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166.69mm"/>
    </style:style>
    <style:style style:name="co8" style:family="table-column">
      <style:table-column-properties fo:break-before="auto" style:column-width="134.94mm"/>
    </style:style>
    <style:style style:name="co9" style:family="table-column">
      <style:table-column-properties fo:break-before="auto" style:column-width="88.11mm"/>
    </style:style>
    <style:style style:name="co10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3.28mm"/>
    </style:style>
    <style:style style:name="co13" style:family="table-column">
      <style:table-column-properties fo:break-before="auto" style:column-width="33.87mm"/>
    </style:style>
    <style:style style:name="co14" style:family="table-column">
      <style:table-column-properties fo:break-before="auto" style:column-width="52.39mm"/>
    </style:style>
    <style:style style:name="co15" style:family="table-column">
      <style:table-column-properties fo:break-before="auto" style:column-width="85.99mm"/>
    </style:style>
    <style:style style:name="co16" style:family="table-column">
      <style:table-column-properties fo:break-before="auto" style:column-width="31.22mm"/>
    </style:style>
    <style:style style:name="co17" style:family="table-column">
      <style:table-column-properties fo:break-before="auto" style:column-width="66.68mm"/>
    </style:style>
    <style:style style:name="co18" style:family="table-column">
      <style:table-column-properties fo:break-before="auto" style:column-width="78.32mm"/>
    </style:style>
    <style:style style:name="co19" style:family="table-column">
      <style:table-column-properties fo:break-before="auto" style:column-width="82.81mm"/>
    </style:style>
    <style:style style:name="co20" style:family="table-column">
      <style:table-column-properties fo:break-before="auto" style:column-width="35.45mm"/>
    </style:style>
    <style:style style:name="co21" style:family="table-column">
      <style:table-column-properties fo:break-before="auto" style:column-width="32.01mm"/>
    </style:style>
    <style:style style:name="co22" style:family="table-column">
      <style:table-column-properties fo:break-before="auto" style:column-width="140.76mm"/>
    </style:style>
    <style:style style:name="co23" style:family="table-column">
      <style:table-column-properties fo:break-before="auto" style:column-width="65.88mm"/>
    </style:style>
    <style:style style:name="co24" style:family="table-column">
      <style:table-column-properties fo:break-before="auto" style:column-width="76.46mm"/>
    </style:style>
    <style:style style:name="co25" style:family="table-column">
      <style:table-column-properties fo:break-before="auto" style:column-width="77.79mm"/>
    </style:style>
    <style:style style:name="co26" style:family="table-column">
      <style:table-column-properties fo:break-before="auto" style:column-width="179.12mm"/>
    </style:style>
    <style:style style:name="co27" style:family="table-column">
      <style:table-column-properties fo:break-before="auto" style:column-width="101.86mm"/>
    </style:style>
    <style:style style:name="co28" style:family="table-column">
      <style:table-column-properties fo:break-before="auto" style:column-width="34.93mm"/>
    </style:style>
    <style:style style:name="co29" style:family="table-column">
      <style:table-column-properties fo:break-before="auto" style:column-width="71.97mm"/>
    </style:style>
    <style:style style:name="co30" style:family="table-column">
      <style:table-column-properties fo:break-before="auto" style:column-width="32.28mm"/>
    </style:style>
    <style:style style:name="co31" style:family="table-column">
      <style:table-column-properties fo:break-before="auto" style:column-width="68mm"/>
    </style:style>
    <style:style style:name="co32" style:family="table-column">
      <style:table-column-properties fo:break-before="auto" style:column-width="72.76mm"/>
    </style:style>
    <style:style style:name="co33" style:family="table-column">
      <style:table-column-properties fo:break-before="auto" style:column-width="78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4.61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5.24mm" fo:break-before="auto" style:use-optimal-row-height="tru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24.34mm" fo:break-before="auto" style:use-optimal-row-height="true"/>
    </style:style>
    <style:style style:name="ro9" style:family="table-row">
      <style:table-row-properties style:row-height="38.95mm" fo:break-before="auto" style:use-optimal-row-height="true"/>
    </style:style>
    <style:style style:name="ro10" style:family="table-row">
      <style:table-row-properties style:row-height="43.82mm" fo:break-before="auto" style:use-optimal-row-height="true"/>
    </style:style>
    <style:style style:name="ro11" style:family="table-row">
      <style:table-row-properties style:row-height="34.08mm" fo:break-before="auto" style:use-optimal-row-height="true"/>
    </style:style>
    <style:style style:name="ro12" style:family="table-row">
      <style:table-row-properties style:row-height="9.74mm" fo:break-before="auto" style:use-optimal-row-height="true"/>
    </style:style>
    <style:style style:name="ro13" style:family="table-row">
      <style:table-row-properties style:row-height="19.05mm" fo:break-before="auto" style:use-optimal-row-height="false"/>
    </style:style>
    <style:style style:name="ro14" style:family="table-row">
      <style:table-row-properties style:row-height="14.82mm" fo:break-before="auto" style:use-optimal-row-height="true"/>
    </style:style>
    <style:style style:name="ro15" style:family="table-row">
      <style:table-row-properties style:row-height="9.95mm" fo:break-before="auto" style:use-optimal-row-height="true"/>
    </style:style>
    <style:style style:name="ro16" style:family="table-row">
      <style:table-row-properties style:row-height="29.21mm" fo:break-before="auto" style:use-optimal-row-height="true"/>
    </style:style>
    <style:style style:name="ro17" style:family="table-row">
      <style:table-row-properties style:row-height="53.55mm" fo:break-before="auto" style:use-optimal-row-height="true"/>
    </style:style>
    <style:style style:name="ro18" style:family="table-row">
      <style:table-row-properties style:row-height="68.16mm" fo:break-before="auto" style:use-optimal-row-height="true"/>
    </style:style>
    <style:style style:name="ro19" style:family="table-row">
      <style:table-row-properties style:row-height="82.76mm" fo:break-before="auto" style:use-optimal-row-height="true"/>
    </style:style>
    <style:style style:name="ro20" style:family="table-row">
      <style:table-row-properties style:row-height="21.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5e0b3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libri" style:font-name-asian="Calibri" style:font-name-complex="Calibri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wrap-option="wrap" fo:border="0.06pt solid #000000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="0.06pt solid #000000" style:vertical-align="automatic"/>
    </style:style>
    <style:style style:name="ce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0mm"/>
    </style:style>
    <style:style style:name="ce1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2" style:family="table-cell" style:parent-style-name="Default" style:data-style-name="N0">
      <style:table-cell-properties fo:background-color="#c5e0b3" style:text-align-source="fix" style:repeat-content="false" fo:wrap-option="wrap" fo:border="0.06pt solid #000000" style:vertical-align="top"/>
      <style:paragraph-properties fo:text-align="start" fo:margin-left="0mm"/>
      <style:text-properties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top"/>
      <style:paragraph-properties fo:text-align="start" fo:margin-left="0mm"/>
      <style:text-properties style:font-name="Calibri" fo:font-size="10pt" style:font-name-asian="Calibri" style:font-size-asian="10pt" style:font-name-complex="Calibri" style:font-size-complex="10pt"/>
    </style:style>
    <style:style style:name="ce1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21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</style:style>
    <style:style style:name="ce18" style:family="table-cell" style:parent-style-name="Default" style:data-style-name="N0">
      <style:table-cell-properties fo:background-color="#c5e0b3" fo:wrap-option="wrap" fo:border="0.06pt solid #000000" style:vertical-align="automatic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7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0">
      <style:table-cell-properties fo:border-bottom="0.06pt solid #000000" fo:background-color="#c5e0b3" style:text-align-source="fix" style:repeat-content="false" fo:wrap-option="wrap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0.06pt solid #000000" fo:border-top="none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3" style:family="table-cell" style:parent-style-name="Default" style:data-style-name="N0">
      <style:table-cell-properties fo:border-bottom="0.06pt solid #000000" fo:background-color="#c5e0b3" fo:wrap-option="wrap" fo:border-left="none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ginShee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ihruthik</text:p>
          </table:table-cell>
          <table:table-cell office:value-type="float" office:value="123456" calcext:value-type="float">
            <text:p>123456</text:p>
          </table:table-cell>
        </table:table-row>
        <table:table-row table:style-name="ro2">
          <table:table-cell office:value-type="string" calcext:value-type="string">
            <text:p><text:a xlink:href="mailto:hruthik@gmail.com" xlink:type="simple">hruthik@gmail.com</text:a></text:p>
          </table:table-cell>
          <table:table-cell office:value-type="float" office:value="1234567" calcext:value-type="float">
            <text:p>1234567</text:p>
          </table:table-cell>
        </table:table-row>
        <table:table-row table:style-name="ro2">
          <table:table-cell office:value-type="string" calcext:value-type="string">
            <text:p><text:a xlink:href="mailto:hruthik.bolly@capillarytech.com" xlink:type="simple">hruthik.bolly@capillarytech.com</text:a></text:p>
          </table:table-cell>
          <table:table-cell office:value-type="float" office:value="1234567" calcext:value-type="float">
            <text:p>1234567</text:p>
          </table:table-cell>
        </table:table-row>
      </table:table>
      <table:table table:name="Alfresco_Doc_Storag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5" table:default-cell-style-name="ce1"/>
        <table:table-column table:style-name="co12" table:default-cell-style-name="ce1"/>
        <table:table-row table:style-name="ro3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Case ID</text:p>
          </table:table-cell>
          <table:table-cell table:style-name="ce2" office:value-type="string" calcext:value-type="string">
            <text:p>Test Case Description</text:p>
          </table:table-cell>
          <table:table-cell table:style-name="ce2" office:value-type="string" calcext:value-type="string">
            <text:p>Type of test case</text:p>
          </table:table-cell>
          <table:table-cell table:style-name="ce2" office:value-type="string" calcext:value-type="string">
            <text:p>Pre Condition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Priority</text:p>
          </table:table-cell>
          <table:table-cell table:style-name="ce3" table:number-columns-repeated="18"/>
          <table:table-cell table:number-columns-repeated="998"/>
        </table:table-row>
        <table:table-row table:style-name="ro4">
          <table:table-cell table:style-name="ce4" office:value-type="string" calcext:value-type="string">
            <text:p>APEX-Al-TS-001</text:p>
            <text:p/>
          </table:table-cell>
          <table:table-cell table:style-name="ce4" office:value-type="string" calcext:value-type="string">
            <text:p>APEX-IL-TC-001</text:p>
          </table:table-cell>
          <table:table-cell table:style-name="ce5" office:value-type="string" calcext:value-type="string">
            <text:p>Verify if Pilotfish is able to fetch the raw data from 8X8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Enrollment has to be completed through 8*8 and data should be there in 8*8 system.</text:p>
          </table:table-cell>
          <table:table-cell table:style-name="ce7" office:value-type="string" calcext:value-type="string">
            <text:p>1. Pilotfish will pick the raw data from 8*8.</text:p>
            <text:p>2. Check Pilotfish able .</text:p>
          </table:table-cell>
          <table:table-cell table:style-name="ce7" office:value-type="string" calcext:value-type="string">
            <text:p>Data should be converted into MEA file format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02</text:p>
          </table:table-cell>
          <table:table-cell table:style-name="ce5" office:value-type="string" calcext:value-type="string">
            <text:p>APEX-Al-TC-002</text:p>
          </table:table-cell>
          <table:table-cell table:style-name="ce5" office:value-type="string" calcext:value-type="string">
            <text:p>Verify if Pilotfish is able to fetch the raw data from imagenet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Enrollment has to be completed through imagenet and data should be there in imagenet system.</text:p>
          </table:table-cell>
          <table:table-cell table:style-name="ce5" office:value-type="string" calcext:value-type="string">
            <text:p>1. Pilotfish will pick the raw data from imagenet.</text:p>
            <text:p>2. data will be converted into MEA format.</text:p>
          </table:table-cell>
          <table:table-cell table:style-name="ce5" office:value-type="string" calcext:value-type="string">
            <text:p>Data should be converted into MEA file format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03</text:p>
          </table:table-cell>
          <table:table-cell table:style-name="ce5" office:value-type="string" calcext:value-type="string">
            <text:p>APEX-Al-TC-003</text:p>
          </table:table-cell>
          <table:table-cell table:style-name="ce5" office:value-type="string" calcext:value-type="string">
            <text:p>Verify if Pilotfish is able to fetch the raw data from Broker Potal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Enrollment has to be completed through Broker Potal and data should be there in Broker Potal system.</text:p>
          </table:table-cell>
          <table:table-cell table:style-name="ce5" office:value-type="string" calcext:value-type="string">
            <text:p>1. Pilotfish will pick the raw data from Broker Potal.</text:p>
            <text:p>2. data will be converted into MEA format.</text:p>
          </table:table-cell>
          <table:table-cell table:style-name="ce5" office:value-type="string" calcext:value-type="string">
            <text:p>Data should be converted into MEA file format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04</text:p>
          </table:table-cell>
          <table:table-cell table:style-name="ce5" office:value-type="string" calcext:value-type="string">
            <text:p>APEX-Al-TC-004</text:p>
          </table:table-cell>
          <table:table-cell table:style-name="ce5" office:value-type="string" calcext:value-type="string">
            <text:p>Verify if Pilotfish is able to fetch the raw data from Connecture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Enrollment has to be completed through Connecture and data should be there in Connecture system.</text:p>
          </table:table-cell>
          <table:table-cell table:style-name="ce5" office:value-type="string" calcext:value-type="string">
            <text:p>1. Pilotfish will pick the raw data from Connecture.</text:p>
            <text:p>2. data will be converted into MEA format.</text:p>
          </table:table-cell>
          <table:table-cell table:style-name="ce5" office:value-type="string" calcext:value-type="string">
            <text:p>Data should be converted into MEA file format.</text:p>
          </table:table-cell>
          <table:table-cell table:style-name="ce8" table:number-columns-repeated="19"/>
          <table:table-cell table:number-columns-repeated="998"/>
        </table:table-row>
        <table:table-row table:style-name="ro6">
          <table:table-cell table:style-name="ce5" office:value-type="string" calcext:value-type="string">
            <text:p>APEX-Al-TS-005</text:p>
          </table:table-cell>
          <table:table-cell table:style-name="ce5" office:value-type="string" calcext:value-type="string">
            <text:p>APEX-Al-TC-005</text:p>
          </table:table-cell>
          <table:table-cell table:style-name="ce5" office:value-type="string" calcext:value-type="string">
            <text:p>Verify if Pilotfish is sending data in MEA format to Dynamic Voyager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Data should be available in MEA file format.</text:p>
          </table:table-cell>
          <table:table-cell table:style-name="ce5" office:value-type="string" calcext:value-type="string">
            <text:p>1. Pilotfish will transfer the MEA file to Dynamic voyager.</text:p>
          </table:table-cell>
          <table:table-cell table:style-name="ce7" office:value-type="string" calcext:value-type="string">
            <text:p>Files received from Pilotfish in MEA file format should contain all the required field and dtata in it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06</text:p>
          </table:table-cell>
          <table:table-cell table:style-name="ce5" office:value-type="string" calcext:value-type="string">
            <text:p>APEX-Al-TC-006</text:p>
          </table:table-cell>
          <table:table-cell table:style-name="ce5" office:value-type="string" calcext:value-type="string">
            <text:p>Verify <text:s/>if CRM receives the data from 8*8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Enrollment has to be completed.</text:p>
          </table:table-cell>
          <table:table-cell table:style-name="ce5" office:value-type="string" calcext:value-type="string">
            <text:p>1. Login to the CRM with valid Credentials.</text:p>
            <text:p>2. Navigate to the recieved data(Enrollments tab) and verify the details</text:p>
          </table:table-cell>
          <table:table-cell table:style-name="ce5" office:value-type="string" calcext:value-type="string">
            <text:p>Data has to be received in CRM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07</text:p>
          </table:table-cell>
          <table:table-cell table:style-name="ce5" office:value-type="string" calcext:value-type="string">
            <text:p>APEX-Al-TC-007</text:p>
          </table:table-cell>
          <table:table-cell table:style-name="ce5" office:value-type="string" calcext:value-type="string">
            <text:p>Verify if CRM can generate a ID card.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CRM should have the data received through 8*8.</text:p>
          </table:table-cell>
          <table:table-cell table:style-name="ce5" office:value-type="string" calcext:value-type="string">
            <text:p>1.Login to the CRM with valid Credentials.</text:p>
            <text:p>2. Navigate to the recieved data(Enrollments tab) and verify the details.</text:p>
            <text:p>3. CRM should be able to generate ID card.</text:p>
          </table:table-cell>
          <table:table-cell table:style-name="ce5" office:value-type="string" calcext:value-type="string">
            <text:p>ID card has to be generated for a received request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08</text:p>
          </table:table-cell>
          <table:table-cell table:style-name="ce5" office:value-type="string" calcext:value-type="string">
            <text:p>APEX-Al-TC-008</text:p>
          </table:table-cell>
          <table:table-cell table:style-name="ce5" office:value-type="string" calcext:value-type="string">
            <text:p>Verify if CRM can do demographic change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CRM should have the data received through 8*8.</text:p>
          </table:table-cell>
          <table:table-cell table:style-name="ce5" office:value-type="string" calcext:value-type="string">
            <text:p>1.Login to the CRM with valid Credentials.</text:p>
            <text:p>2. CRM should be able to do demographic change.</text:p>
          </table:table-cell>
          <table:table-cell table:style-name="ce5" office:value-type="string" calcext:value-type="string">
            <text:p>Demographic change should be done by CRM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09</text:p>
          </table:table-cell>
          <table:table-cell table:style-name="ce5" office:value-type="string" calcext:value-type="string">
            <text:p>APEX-Al-TC-009</text:p>
          </table:table-cell>
          <table:table-cell table:style-name="ce5" office:value-type="string" calcext:value-type="string">
            <text:p>Verify if Pilotfish is getting data from CRM</text:p>
          </table:table-cell>
          <table:table-cell table:style-name="ce5" office:value-type="string" calcext:value-type="string">
            <text:p>Positive</text:p>
          </table:table-cell>
          <table:table-cell table:style-name="ce9" office:value-type="string" calcext:value-type="string">
            <text:p>CRM should have the data received through 8*8</text:p>
          </table:table-cell>
          <table:table-cell table:style-name="ce6" office:value-type="string" calcext:value-type="string">
            <text:p>1. CRM should have the data received through 8*8</text:p>
            <text:p>2. check if Pilotfish is getting data from CRM.</text:p>
          </table:table-cell>
          <table:table-cell table:style-name="ce5" office:value-type="string" calcext:value-type="string">
            <text:p>Data should be retrived by Pilotfish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10</text:p>
          </table:table-cell>
          <table:table-cell table:style-name="ce5" office:value-type="string" calcext:value-type="string">
            <text:p>APEX-Al-TC-010</text:p>
          </table:table-cell>
          <table:table-cell table:style-name="ce5" office:value-type="string" calcext:value-type="string">
            <text:p>Verify the data conversion in Dynamic voyager in (XML)</text:p>
          </table:table-cell>
          <table:table-cell table:style-name="ce5" office:value-type="string" calcext:value-type="string">
            <text:p>Positive</text:p>
          </table:table-cell>
          <table:table-cell table:style-name="ce6" office:value-type="string" calcext:value-type="string">
            <text:p>Data should be present in MEA format, received from Pilot fish</text:p>
          </table:table-cell>
          <table:table-cell table:style-name="ce5" office:value-type="string" calcext:value-type="string">
            <text:p>1.Dynamic voyager will get the data from Pilotfish in MEA file format.</text:p>
            <text:p>2. Values will be stored under respective column in Dynamic voyager.</text:p>
            <text:p>3.Data will be generated in XML file format.</text:p>
          </table:table-cell>
          <table:table-cell table:style-name="ce5" office:value-type="string" calcext:value-type="string">
            <text:p>Data should be converted into XML file format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11</text:p>
          </table:table-cell>
          <table:table-cell table:style-name="ce5" office:value-type="string" calcext:value-type="string">
            <text:p>APEX-Al-TC-011</text:p>
          </table:table-cell>
          <table:table-cell table:style-name="ce5" office:value-type="string" calcext:value-type="string">
            <text:p>Verify the data conversion in Dynamic voyager in (PDF file)</text:p>
          </table:table-cell>
          <table:table-cell table:style-name="ce5" office:value-type="string" calcext:value-type="string">
            <text:p>Positive</text:p>
          </table:table-cell>
          <table:table-cell table:style-name="ce5" office:value-type="string" calcext:value-type="string">
            <text:p>Data should be present in MEA format received from Pilot fish</text:p>
          </table:table-cell>
          <table:table-cell table:style-name="ce5" office:value-type="string" calcext:value-type="string">
            <text:p>1. Dynamic voyager will get the data from Pilotfish in MEA file format.</text:p>
            <text:p>2. Values will be stored under respective column in Dynamic voyager.</text:p>
            <text:p>3. Data will be generated in PDF file format.</text:p>
          </table:table-cell>
          <table:table-cell table:style-name="ce5" office:value-type="string" calcext:value-type="string">
            <text:p>Data should be converted into PDF file format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12</text:p>
          </table:table-cell>
          <table:table-cell table:style-name="ce5" office:value-type="string" calcext:value-type="string">
            <text:p>APEX-Al-TC-012</text:p>
          </table:table-cell>
          <table:table-cell table:style-name="ce5" office:value-type="string" calcext:value-type="string">
            <text:p>Verify if MPX is fetching data from Dynamic voyager.</text:p>
          </table:table-cell>
          <table:table-cell table:style-name="ce5" office:value-type="string" calcext:value-type="string">
            <text:p>Positive</text:p>
          </table:table-cell>
          <table:table-cell table:style-name="ce5" office:value-type="string" calcext:value-type="string">
            <text:p>Data should be present in Dynamic voyager in PDF file format.</text:p>
          </table:table-cell>
          <table:table-cell table:style-name="ce5" office:value-type="string" calcext:value-type="string">
            <text:p>1. Dynamic voyager will get the data from Pilotfish in MEA file format.</text:p>
            <text:p>2. Values will be stored under respective column in Dynamic voyager.</text:p>
            <text:p>3. Data will be generated in PDF file format.</text:p>
            <text:p>4.Dynamic voyager will send the document in PDF file format.</text:p>
          </table:table-cell>
          <table:table-cell table:style-name="ce5" office:value-type="string" calcext:value-type="string">
            <text:p>MPX should receive the data in PDF file format.</text:p>
          </table:table-cell>
          <table:table-cell table:style-name="ce8" table:number-columns-repeated="19"/>
          <table:table-cell table:number-columns-repeated="998"/>
        </table:table-row>
        <table:table-row table:style-name="ro5">
          <table:table-cell table:style-name="ce5" office:value-type="string" calcext:value-type="string">
            <text:p>APEX-Al-TS-013</text:p>
          </table:table-cell>
          <table:table-cell table:style-name="ce5" office:value-type="string" calcext:value-type="string">
            <text:p>APEX-Al-TC-013</text:p>
          </table:table-cell>
          <table:table-cell table:style-name="ce5" office:value-type="string" calcext:value-type="string">
            <text:p>Verify if Pilotfish is getting data from MPX</text:p>
          </table:table-cell>
          <table:table-cell table:style-name="ce5" office:value-type="string" calcext:value-type="string">
            <text:p>Positive</text:p>
          </table:table-cell>
          <table:table-cell table:style-name="ce5" office:value-type="string" calcext:value-type="string">
            <text:p>Data should be there in MPX in PDF file format</text:p>
          </table:table-cell>
          <table:table-cell table:style-name="ce5" office:value-type="string" calcext:value-type="string">
            <text:p>1. Dynamic voyager will get the data from Pilotfish in MEA file format.</text:p>
            <text:p>2. Values will be stored under respective column in Dynamic voyager.</text:p>
            <text:p>3. Data will be generated in PDF file format.</text:p>
            <text:p>4.Dynamic voyager will send the document in PDF file format.</text:p>
            <text:p>5. MPX will keep the data in MPX.</text:p>
          </table:table-cell>
          <table:table-cell table:style-name="ce5" office:value-type="string" calcext:value-type="string">
            <text:p>MPX should send the PDF file to Pilotfish.</text:p>
          </table:table-cell>
          <table:table-cell table:style-name="ce8" table:number-columns-repeated="19"/>
          <table:table-cell table:number-columns-repeated="998"/>
        </table:table-row>
        <table:table-row table:style-name="ro4">
          <table:table-cell table:style-name="ce5" office:value-type="string" calcext:value-type="string">
            <text:p>APEX-Al-TS-014</text:p>
          </table:table-cell>
          <table:table-cell table:style-name="ce5" office:value-type="string" calcext:value-type="string">
            <text:p>APEX-Al-TC-014</text:p>
          </table:table-cell>
          <table:table-cell table:style-name="ce7" office:value-type="string" calcext:value-type="string">
            <text:p>Verify if Alfresco is storing the document received from Pilotfish.</text:p>
          </table:table-cell>
          <table:table-cell table:style-name="ce5" office:value-type="string" calcext:value-type="string">
            <text:p>Positive</text:p>
          </table:table-cell>
          <table:table-cell table:style-name="ce5" office:value-type="string" calcext:value-type="string">
            <text:p>MPX souldh have document in PDF format.</text:p>
          </table:table-cell>
          <table:table-cell table:style-name="ce5" office:value-type="string" calcext:value-type="string">
            <text:p>1. Dynamic voyager will get the data from Pilotfish in MEA file format.</text:p>
            <text:p>2. Values will be stored under respective column in Dynamic voyager.</text:p>
            <text:p>3. Data will be generated in PDF file format.</text:p>
            <text:p>4.Dynamic voyager will send the document in PDF file format.</text:p>
            <text:p>5. MPX will keep the data in MPX.</text:p>
            <text:p>6. Pilotfish will pick the document from MPx and send it to Alfresco.</text:p>
          </table:table-cell>
          <table:table-cell table:style-name="ce7" office:value-type="string" calcext:value-type="string">
            <text:p>Document should get stored in Alfresco in PDF format.</text:p>
          </table:table-cell>
          <table:table-cell table:style-name="ce8" table:number-columns-repeated="19"/>
          <table:table-cell table:number-columns-repeated="998"/>
        </table:table-row>
        <table:table-row table:style-name="ro5" table:number-rows-repeated="2">
          <table:table-cell table:style-name="ce5" table:number-columns-repeated="2"/>
          <table:table-cell table:style-name="ce8"/>
          <table:table-cell table:style-name="ce3"/>
          <table:table-cell table:style-name="ce8" table:number-columns-repeated="22"/>
          <table:table-cell table:number-columns-repeated="998"/>
        </table:table-row>
        <table:table-row table:style-name="ro2" table:number-rows-repeated="987">
          <table:table-cell table:style-name="ce8" table:number-columns-repeated="3"/>
          <table:table-cell table:style-name="ce3"/>
          <table:table-cell table:style-name="ce8" table:number-columns-repeated="22"/>
          <table:table-cell table:number-columns-repeated="998"/>
        </table:table-row>
        <table:table-row table:style-name="ro7" table:number-rows-repeated="104757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ilotfish_Integration_layer" table:style-name="ta2">
        <table:table-column table:style-name="co13" table:default-cell-style-name="ce11"/>
        <table:table-column table:style-name="co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11" table:number-columns-repeated="1015" table:default-cell-style-name="ce11"/>
        <table:table-column table:style-name="co12" table:default-cell-style-name="ce11"/>
        <table:table-row table:style-name="ro2">
          <table:table-cell table:style-name="ce10" office:value-type="string" calcext:value-type="string">
            <text:p>Enrollment and Membership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Test Scenario ID</text:p>
          </table:table-cell>
          <table:table-cell table:style-name="ce12" office:value-type="string" calcext:value-type="string">
            <text:p>Test Case ID</text:p>
          </table:table-cell>
          <table:table-cell table:style-name="ce12" office:value-type="string" calcext:value-type="string">
            <text:p>System Involved</text:p>
          </table:table-cell>
          <table:table-cell table:style-name="ce12" office:value-type="string" calcext:value-type="string">
            <text:p>Test Case Description</text:p>
          </table:table-cell>
          <table:table-cell table:style-name="ce12" office:value-type="string" calcext:value-type="string">
            <text:p>Test Case Type</text:p>
          </table:table-cell>
          <table:table-cell table:style-name="ce12" office:value-type="string" calcext:value-type="string">
            <text:p>Pre Condition</text:p>
          </table:table-cell>
          <table:table-cell table:style-name="ce12" office:value-type="string" calcext:value-type="string">
            <text:p>Test Steps</text:p>
          </table:table-cell>
          <table:table-cell table:style-name="ce12" office:value-type="string" calcext:value-type="string">
            <text:p>Expected Result</text:p>
          </table:table-cell>
          <table:table-cell table:style-name="ce12" office:value-type="string" calcext:value-type="string">
            <text:p>Priority</text:p>
          </table:table-cell>
          <table:table-cell table:style-name="ce13" table:number-columns-repeated="18"/>
          <table:table-cell table:style-name="ce1" table:number-columns-repeated="997"/>
        </table:table-row>
        <table:table-row table:style-name="ro8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1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5" office:value-type="string" calcext:value-type="string">
            <text:p>Check whether Pilotfish is able to validate and fetch the ID card request generated from APX CRM 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</table:table-cell>
          <table:table-cell table:style-name="ce13" office:value-type="string" calcext:value-type="string">
            <text:p>An ID card request is initiated from APX CRM successfully</text:p>
          </table:table-cell>
          <table:table-cell table:style-name="ce17" office:value-type="string" calcext:value-type="string">
            <text:p>The request data should be loaded in Pilotfish in APX CRM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8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2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if PilotFish is able to transform the data of ID card request from CRM format to Dynamic Voyager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3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Dynamic Voyager is able to receive ID card request from APX CRM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Dynamic Voyager application</text:p>
            <text:p>2) Navigate to ID card screen</text:p>
            <text:p>3) View the details</text:p>
          </table:table-cell>
          <table:table-cell table:style-name="ce13" office:value-type="string" calcext:value-type="string">
            <text:p>Dynamic Voyager application should have a record of ID card with correct details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4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5" office:value-type="string" calcext:value-type="string">
            <text:p>Check whether Pilotfish is able to validate and fetch the demographic change request from APX CRM 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  <text:p>4) Dynamic Voyager must be accessible using valid URL and credentials</text:p>
          </table:table-cell>
          <table:table-cell table:style-name="ce13" office:value-type="string" calcext:value-type="string">
            <text:p>1) Initiate a demographic change request from APX CRM successfully</text:p>
          </table:table-cell>
          <table:table-cell table:style-name="ce17" office:value-type="string" calcext:value-type="string">
            <text:p>The request data should be loaded in Pilotfish in APX CRM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5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if PilotFish is able to transform the data of demographic change request from CRM format to Dynamic Voyager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6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Dynamic Voyager is able to receive demographic change request from APX CRM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Dynamic Voyager application</text:p>
            <text:p>2) Navigate to member details screen</text:p>
            <text:p>3) View the details</text:p>
          </table:table-cell>
          <table:table-cell table:style-name="ce13" office:value-type="string" calcext:value-type="string">
            <text:p>Dynamic Voyager application should show the updated details as per demographic change request details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7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Pilotfish is able to validate and fetch the Enrollment request data from APX CRM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  <text:p>4) Dynamic Voyager must be accessible using valid URL and credentials</text:p>
          </table:table-cell>
          <table:table-cell table:style-name="ce13" office:value-type="string" calcext:value-type="string">
            <text:p>1) An enrollment request is initiated from APX CRM successfully</text:p>
          </table:table-cell>
          <table:table-cell table:style-name="ce17" office:value-type="string" calcext:value-type="string">
            <text:p>The request data should be loaded in Pilotfish in APX CRM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8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if PilotFish is able to transform the data from APX CRM format to Dynamic Voyager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(MEA)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1</text:p>
          </table:table-cell>
          <table:table-cell table:style-name="ce14" office:value-type="string" calcext:value-type="string">
            <text:p>APEX-IL-TC-009</text:p>
          </table:table-cell>
          <table:table-cell table:style-name="ce14" office:value-type="string" calcext:value-type="string">
            <text:p>Source System: APX CRM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Dynamic Voyager is able to receive enrollment data from APX CRM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RM Should be installed &amp; Setup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Dynamic Voyager application</text:p>
            <text:p>2) Navigate to enrollment screen</text:p>
            <text:p>3) View the details</text:p>
          </table:table-cell>
          <table:table-cell table:style-name="ce13" office:value-type="string" calcext:value-type="string">
            <text:p>Dynamic Voyager application should show the enrollment details as per request initiated in APX CRM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2</text:p>
          </table:table-cell>
          <table:table-cell table:style-name="ce14" office:value-type="string" calcext:value-type="string">
            <text:p>APEX-IL-TC-010</text:p>
          </table:table-cell>
          <table:table-cell table:style-name="ce14" office:value-type="string" calcext:value-type="string">
            <text:p>Source System: ImageNet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Pilotfish is able to validate and fetch the raw data from imagene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ImageNet Should be installed &amp; Setup</text:p>
            <text:p>4) Dynamic Voyager must be accessible using valid URL and credentials</text:p>
          </table:table-cell>
          <table:table-cell table:style-name="ce13" office:value-type="string" calcext:value-type="string">
            <text:p>1) An enrollment request is initiated from ImageNet successfully</text:p>
          </table:table-cell>
          <table:table-cell table:style-name="ce17" office:value-type="string" calcext:value-type="string">
            <text:p>The request data should be loaded in Pilotfish in ImageNet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2</text:p>
          </table:table-cell>
          <table:table-cell table:style-name="ce14" office:value-type="string" calcext:value-type="string">
            <text:p>APEX-IL-TC-011</text:p>
          </table:table-cell>
          <table:table-cell table:style-name="ce14" office:value-type="string" calcext:value-type="string">
            <text:p>Source System: ImageNet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if PilotFish is able to transform the data from imagenet format to Dynamic Voyager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ImageNet Should be installed &amp; Setup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(MEA)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2</text:p>
          </table:table-cell>
          <table:table-cell table:style-name="ce14" office:value-type="string" calcext:value-type="string">
            <text:p>APEX-IL-TC-012</text:p>
          </table:table-cell>
          <table:table-cell table:style-name="ce14" office:value-type="string" calcext:value-type="string">
            <text:p>Source System: ImageNet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Dynamic Voyager is able to receive enrollment data from Imagenet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ImageNet Should be installed &amp; Setup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Dynamic Voyager application</text:p>
            <text:p>2) Navigate to enrollment screen</text:p>
            <text:p>3) View the details</text:p>
          </table:table-cell>
          <table:table-cell table:style-name="ce13" office:value-type="string" calcext:value-type="string">
            <text:p>Dynamic Voyager application should show the enrollment details as per request initiated in ImageNe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3</text:p>
          </table:table-cell>
          <table:table-cell table:style-name="ce14" office:value-type="string" calcext:value-type="string">
            <text:p>APEX-IL-TC-013</text:p>
          </table:table-cell>
          <table:table-cell table:style-name="ce14" office:value-type="string" calcext:value-type="string">
            <text:p>Source System: Broker Portal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Pilotfish is able to validate and fetch the enrollment data from Broker Portal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Broker Portal must be accessible using valid URL and credentials</text:p>
            <text:p>4) Dynamic Voyager must be accessible using valid URL and credentials</text:p>
          </table:table-cell>
          <table:table-cell table:style-name="ce13" office:value-type="string" calcext:value-type="string">
            <text:p>1) An enrollment request is initiated from Broker Portal successfully</text:p>
          </table:table-cell>
          <table:table-cell table:style-name="ce17" office:value-type="string" calcext:value-type="string">
            <text:p>The request data should be loaded in Pilotfish in Broker Portal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3</text:p>
          </table:table-cell>
          <table:table-cell table:style-name="ce14" office:value-type="string" calcext:value-type="string">
            <text:p>APEX-IL-TC-014</text:p>
          </table:table-cell>
          <table:table-cell table:style-name="ce14" office:value-type="string" calcext:value-type="string">
            <text:p>Source System: Broker Portal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if PilotFish is able to transform the enrollment data from Broker Portal format to Dynamic Voyager format(MEA)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Broker Portal must be accessible using valid URL and credentials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(MEA)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3</text:p>
          </table:table-cell>
          <table:table-cell table:style-name="ce14" office:value-type="string" calcext:value-type="string">
            <text:p>APEX-IL-TC-015</text:p>
          </table:table-cell>
          <table:table-cell table:style-name="ce14" office:value-type="string" calcext:value-type="string">
            <text:p>Source System: Broker Portal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Dynamic Voyager is able to receive enrollment data from Broker Portal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Broker Portal must be accessible using valid URL and credentials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Dynamic Voyager application</text:p>
            <text:p>2) Navigate to enrollment screen</text:p>
            <text:p>3) View the details</text:p>
          </table:table-cell>
          <table:table-cell table:style-name="ce13" office:value-type="string" calcext:value-type="string">
            <text:p>Dynamic Voyager application should show the enrollment details as per request initiated in Broker Portal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1">
          <table:table-cell table:style-name="ce14" office:value-type="string" calcext:value-type="string">
            <text:p>APEX-IL-TS-004</text:p>
          </table:table-cell>
          <table:table-cell table:style-name="ce14" office:value-type="string" calcext:value-type="string">
            <text:p>APEX-IL-TC-016</text:p>
          </table:table-cell>
          <table:table-cell table:style-name="ce14" office:value-type="string" calcext:value-type="string">
            <text:p>Source System: Connecture</text:p>
            <text:p>Integration Tool : PilotFish</text:p>
            <text:p>Target System : APX CRM</text:p>
          </table:table-cell>
          <table:table-cell table:style-name="ce13" office:value-type="string" calcext:value-type="string">
            <text:p>Check whether Pilotfish is able to validate and fetch the Shopping data from Connecture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onnecture must be accessible using valid URL and credentials</text:p>
            <text:p>4) CRM Should be installed &amp; Setup</text:p>
          </table:table-cell>
          <table:table-cell table:style-name="ce13" office:value-type="string" calcext:value-type="string">
            <text:p>1) An shopping request is initiated from Connecture successfully</text:p>
          </table:table-cell>
          <table:table-cell table:style-name="ce17" office:value-type="string" calcext:value-type="string">
            <text:p>The request data should be loaded in Pilotfish in Connectur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1">
          <table:table-cell table:style-name="ce14" office:value-type="string" calcext:value-type="string">
            <text:p>APEX-IL-TS-004</text:p>
          </table:table-cell>
          <table:table-cell table:style-name="ce14" office:value-type="string" calcext:value-type="string">
            <text:p>APEX-IL-TC-017</text:p>
          </table:table-cell>
          <table:table-cell table:style-name="ce14" office:value-type="string" calcext:value-type="string">
            <text:p>Source System: Connecture</text:p>
            <text:p>Integration Tool : PilotFish</text:p>
            <text:p>Target System : APX CRM</text:p>
          </table:table-cell>
          <table:table-cell table:style-name="ce13" office:value-type="string" calcext:value-type="string">
            <text:p>Check if PilotFish is able to transform the shopping data from Connecture format to APX CRM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onnecture must be accessible using valid URL and credentials</text:p>
            <text:p>4) CRM Should be installed &amp; Setup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1">
          <table:table-cell table:style-name="ce14" office:value-type="string" calcext:value-type="string">
            <text:p>APEX-IL-TS-004</text:p>
          </table:table-cell>
          <table:table-cell table:style-name="ce14" office:value-type="string" calcext:value-type="string">
            <text:p>APEX-IL-TC-018</text:p>
          </table:table-cell>
          <table:table-cell table:style-name="ce14" office:value-type="string" calcext:value-type="string">
            <text:p>Source System: Connecture</text:p>
            <text:p>Integration Tool : PilotFish</text:p>
            <text:p>Target System : APX CRM</text:p>
          </table:table-cell>
          <table:table-cell table:style-name="ce13" office:value-type="string" calcext:value-type="string">
            <text:p>Check whether APX CRM is able to receive shopping data from Connecture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Connecture must be accessible using valid URL and credentials</text:p>
            <text:p>4) CRM Should be installed &amp; Setup</text:p>
          </table:table-cell>
          <table:table-cell table:style-name="ce13" office:value-type="string" calcext:value-type="string">
            <text:p>1) Login into APX CRM application</text:p>
            <text:p>2) Navigate to shopping screen</text:p>
            <text:p>3) View the details</text:p>
          </table:table-cell>
          <table:table-cell table:style-name="ce13" office:value-type="string" calcext:value-type="string">
            <text:p>APX CRM application should show the shopping details as per request initiated in Connecture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5</text:p>
          </table:table-cell>
          <table:table-cell table:style-name="ce14" office:value-type="string" calcext:value-type="string">
            <text:p>APEX-IL-TC-019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APX Membership ODS</text:p>
          </table:table-cell>
          <table:table-cell table:style-name="ce13" office:value-type="string" calcext:value-type="string">
            <text:p>Check whether Pilotfish is able to validate and fetch the data from Dynamic Voyager in XML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Dynamic Voyager must be accessible using valid URL and credentials</text:p>
          </table:table-cell>
          <table:table-cell table:style-name="ce13" office:value-type="string" calcext:value-type="string">
            <text:p>1) A request is successfully processed in Dynamic Voyager</text:p>
          </table:table-cell>
          <table:table-cell table:style-name="ce17" office:value-type="string" calcext:value-type="string">
            <text:p>The request data should be loaded in Pilotfish in XML format coming from Dynamic Voyager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5</text:p>
          </table:table-cell>
          <table:table-cell table:style-name="ce14" office:value-type="string" calcext:value-type="string">
            <text:p>APEX-IL-TC-020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APX Membership ODS</text:p>
          </table:table-cell>
          <table:table-cell table:style-name="ce13" office:value-type="string" calcext:value-type="string">
            <text:p>Check if PilotFish is able to transform the data from Dynamic Voyager format(XML) to APX Membership ODS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5</text:p>
          </table:table-cell>
          <table:table-cell table:style-name="ce14" office:value-type="string" calcext:value-type="string">
            <text:p>APEX-IL-TC-021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APX Membership ODS</text:p>
          </table:table-cell>
          <table:table-cell table:style-name="ce13" office:value-type="string" calcext:value-type="string">
            <text:p>Check whether APX Membership ODS is able to receive the data from Dynamic Voyager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Dynamic Voyager must be accessible using valid URL and credentials</text:p>
          </table:table-cell>
          <table:table-cell table:style-name="ce13" office:value-type="string" calcext:value-type="string">
            <text:p>1) Access APX membership ODS using valid credentials</text:p>
            <text:p>2) Query the relevant tables in below context:</text:p>
            <text:p>a. Creation of new record</text:p>
            <text:p>b. Update an existing record</text:p>
          </table:table-cell>
          <table:table-cell table:style-name="ce13" office:value-type="string" calcext:value-type="string">
            <text:p>The query must yield correct records with same values as passed by Dynamic Voyager to APX IL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6</text:p>
          </table:table-cell>
          <table:table-cell table:style-name="ce14" office:value-type="string" calcext:value-type="string">
            <text:p>APEX-IL-TC-022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MPX</text:p>
          </table:table-cell>
          <table:table-cell table:style-name="ce13" office:value-type="string" calcext:value-type="string">
            <text:p>Check whether Pilotfish is able to validate and fetch the data from Dynamic Voyager in XML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Dynamic Voyager must be accessible using valid URL and credentials</text:p>
          </table:table-cell>
          <table:table-cell table:style-name="ce13" office:value-type="string" calcext:value-type="string">
            <text:p>1) A request is successfully processed in Dynamic Voyager</text:p>
          </table:table-cell>
          <table:table-cell table:style-name="ce17" office:value-type="string" calcext:value-type="string">
            <text:p>The request data should be loaded in Pilotfish in XML format received from Dynamic Voyager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6</text:p>
          </table:table-cell>
          <table:table-cell table:style-name="ce14" office:value-type="string" calcext:value-type="string">
            <text:p>APEX-IL-TC-023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MPX</text:p>
          </table:table-cell>
          <table:table-cell table:style-name="ce13" office:value-type="string" calcext:value-type="string">
            <text:p>Check if PilotFish is able to transform the data from Dynamic Voyager format(XML) to MPX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6</text:p>
          </table:table-cell>
          <table:table-cell table:style-name="ce14" office:value-type="string" calcext:value-type="string">
            <text:p>APEX-IL-TC-024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MPX</text:p>
          </table:table-cell>
          <table:table-cell table:style-name="ce13" office:value-type="string" calcext:value-type="string">
            <text:p>Check whether MPX is able to receive the data from Dynamic Voyager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MPX application</text:p>
            <text:p>2) Navigate to relevant screen</text:p>
            <text:p>3) View the details</text:p>
          </table:table-cell>
          <table:table-cell table:style-name="ce13" office:value-type="string" calcext:value-type="string">
            <text:p>MPX application should show the details as per request processed in Dynamic Voyager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6</text:p>
          </table:table-cell>
          <table:table-cell table:style-name="ce14" office:value-type="string" calcext:value-type="string">
            <text:p>APEX-IL-TC-025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MPX</text:p>
          </table:table-cell>
          <table:table-cell table:style-name="ce13" office:value-type="string" calcext:value-type="string">
            <text:p>Check whether Pilotfish is able to validate and fetch the data from Dynamic Voyager in PDF + XML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Dynamic Voyager must be accessible using valid URL and credentials</text:p>
          </table:table-cell>
          <table:table-cell table:style-name="ce13" office:value-type="string" calcext:value-type="string">
            <text:p>1) A request is successfully processed in Dynamic Voyager</text:p>
          </table:table-cell>
          <table:table-cell table:style-name="ce17" office:value-type="string" calcext:value-type="string">
            <text:p>The request data should be loaded in Pilotfish in PDF + XML format received from Dynamic Voyager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6</text:p>
          </table:table-cell>
          <table:table-cell table:style-name="ce14" office:value-type="string" calcext:value-type="string">
            <text:p>APEX-IL-TC-026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MPX</text:p>
          </table:table-cell>
          <table:table-cell table:style-name="ce13" office:value-type="string" calcext:value-type="string">
            <text:p>Check if PilotFish is able to transform the data from Dynamic Voyager XML to MPX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XML data as per target sourc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6</text:p>
          </table:table-cell>
          <table:table-cell table:style-name="ce14" office:value-type="string" calcext:value-type="string">
            <text:p>APEX-IL-TC-027</text:p>
          </table:table-cell>
          <table:table-cell table:style-name="ce14" office:value-type="string" calcext:value-type="string">
            <text:p>Source System: Dynamic Voyager</text:p>
            <text:p>Integration Tool : PilotFish</text:p>
            <text:p>Target System : MPX</text:p>
          </table:table-cell>
          <table:table-cell table:style-name="ce13" office:value-type="string" calcext:value-type="string">
            <text:p>Check whether MPX is able to receive the data(PDF) from Dynamic Voyager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MPX application</text:p>
            <text:p>2) Navigate to relevant screen</text:p>
            <text:p>3) View the details</text:p>
          </table:table-cell>
          <table:table-cell table:style-name="ce13" office:value-type="string" calcext:value-type="string">
            <text:p>MPX application should allow the user to view record and PDF file as per request processed in Dynamic Voyager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7</text:p>
          </table:table-cell>
          <table:table-cell table:style-name="ce14" office:value-type="string" calcext:value-type="string">
            <text:p>APEX-IL-TC-028</text:p>
          </table:table-cell>
          <table:table-cell table:style-name="ce14" office:value-type="string" calcext:value-type="string">
            <text:p>Source System: MPX</text:p>
            <text:p>Integration Tool : PilotFish</text:p>
            <text:p>Target System : APX Document Storage</text:p>
          </table:table-cell>
          <table:table-cell table:style-name="ce13" office:value-type="string" calcext:value-type="string">
            <text:p>Check whether Pilotfish is able to validate and fetch the pdf + data from MPX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APX Document Storage application must be accessible using valid URL and credentials</text:p>
          </table:table-cell>
          <table:table-cell table:style-name="ce13" office:value-type="string" calcext:value-type="string">
            <text:p>1) A request is successfully processed in MPX</text:p>
          </table:table-cell>
          <table:table-cell table:style-name="ce17" office:value-type="string" calcext:value-type="string">
            <text:p>The request data should be loaded in Pilotfish in PDF + data received from MPX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7</text:p>
          </table:table-cell>
          <table:table-cell table:style-name="ce14" office:value-type="string" calcext:value-type="string">
            <text:p>APEX-IL-TC-029</text:p>
          </table:table-cell>
          <table:table-cell table:style-name="ce14" office:value-type="string" calcext:value-type="string">
            <text:p>Source System: MPX</text:p>
            <text:p>Integration Tool : PilotFish</text:p>
            <text:p>Target System : APX Document Storage</text:p>
          </table:table-cell>
          <table:table-cell table:style-name="ce13" office:value-type="string" calcext:value-type="string">
            <text:p>Check if PilotFish is able to transform the data from MPX format to APX document Storage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APX Document Storage application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07</text:p>
          </table:table-cell>
          <table:table-cell table:style-name="ce14" office:value-type="string" calcext:value-type="string">
            <text:p>APEX-IL-TC-030</text:p>
          </table:table-cell>
          <table:table-cell table:style-name="ce14" office:value-type="string" calcext:value-type="string">
            <text:p>Source System: MPX</text:p>
            <text:p>Integration Tool : PilotFish</text:p>
            <text:p>Target System : APX Document Storage</text:p>
          </table:table-cell>
          <table:table-cell table:style-name="ce13" office:value-type="string" calcext:value-type="string">
            <text:p>Check whether APX document Storage is able to receive the data(PDF + data) from MPX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PX should be setup/configured and accessible</text:p>
            <text:p>4) APX Document Storage application must be accessible using valid URL and credentials</text:p>
          </table:table-cell>
          <table:table-cell table:style-name="ce13" office:value-type="string" calcext:value-type="string">
            <text:p>1) Login into APX Document Storage application</text:p>
            <text:p>2) Navigate to relevant screen</text:p>
            <text:p>3) View the details and document</text:p>
          </table:table-cell>
          <table:table-cell table:style-name="ce13" office:value-type="string" calcext:value-type="string">
            <text:p>APX Document Storage application should allow the user to view record and PDF file as per request processed in MPX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8</text:p>
          </table:table-cell>
          <table:table-cell table:style-name="ce14" office:value-type="string" calcext:value-type="string">
            <text:p>APEX-IL-TC-031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Member Portal</text:p>
          </table:table-cell>
          <table:table-cell table:style-name="ce13" office:value-type="string" calcext:value-type="string">
            <text:p>Check whether Pilotfish is able to validate and fetch the data from APX Membership ODS whenever user request information in member portal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Membership Portal must be accessible using valid URL and credentials</text:p>
          </table:table-cell>
          <table:table-cell table:style-name="ce13" office:value-type="string" calcext:value-type="string">
            <text:p>1) A request is successfully initiated in Member Portal</text:p>
          </table:table-cell>
          <table:table-cell table:style-name="ce17" office:value-type="string" calcext:value-type="string">
            <text:p>The request data should be loaded in Pilotfish in APX Membership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8</text:p>
          </table:table-cell>
          <table:table-cell table:style-name="ce14" office:value-type="string" calcext:value-type="string">
            <text:p>APEX-IL-TC-032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Member Portal</text:p>
          </table:table-cell>
          <table:table-cell table:style-name="ce13" office:value-type="string" calcext:value-type="string">
            <text:p>Check if PilotFish is able to transform the data from APX Membership ODS format to Membership Portal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Membership Portal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8</text:p>
          </table:table-cell>
          <table:table-cell table:style-name="ce14" office:value-type="string" calcext:value-type="string">
            <text:p>APEX-IL-TC-033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Member Portal</text:p>
          </table:table-cell>
          <table:table-cell table:style-name="ce13" office:value-type="string" calcext:value-type="string">
            <text:p>Check whether an end user is able to access Membership Portal view the data received from APX MembershipODS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Membership Portal must be accessible using valid URL and credentials</text:p>
          </table:table-cell>
          <table:table-cell table:style-name="ce13" office:value-type="string" calcext:value-type="string">
            <text:p>1) Membership portal fetches the data from APX Membership ODS</text:p>
          </table:table-cell>
          <table:table-cell table:style-name="ce13" office:value-type="string" calcext:value-type="string">
            <text:p>Member portal should display the information fetched from APX Membership ODS via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9</text:p>
          </table:table-cell>
          <table:table-cell table:style-name="ce14" office:value-type="string" calcext:value-type="string">
            <text:p>APEX-IL-TC-034</text:p>
          </table:table-cell>
          <table:table-cell table:style-name="ce14" office:value-type="string" calcext:value-type="string">
            <text:p>Source System: APX Doocument Storage</text:p>
            <text:p>Integration Tool : PilotFish</text:p>
            <text:p>Target System : Member Portal</text:p>
          </table:table-cell>
          <table:table-cell table:style-name="ce13" office:value-type="string" calcext:value-type="string">
            <text:p>Check whether Pilotfish is able to validate and fetch the data from APX Document Storage whenever user request to view the document in member portal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Document Storage application must be accessible using valid URL and credentials</text:p>
            <text:p>4) Membership Portal must be accessible using valid URL and credentials</text:p>
          </table:table-cell>
          <table:table-cell table:style-name="ce13" office:value-type="string" calcext:value-type="string">
            <text:p>1) A document request is successfully initiated in Member Portal</text:p>
          </table:table-cell>
          <table:table-cell table:style-name="ce17" office:value-type="string" calcext:value-type="string">
            <text:p>The document request output should be loaded in Pilotfish in APX Document Storag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9</text:p>
          </table:table-cell>
          <table:table-cell table:style-name="ce14" office:value-type="string" calcext:value-type="string">
            <text:p>APEX-IL-TC-035</text:p>
          </table:table-cell>
          <table:table-cell table:style-name="ce14" office:value-type="string" calcext:value-type="string">
            <text:p>Source System: APX Document Storage</text:p>
            <text:p>Integration Tool : PilotFish</text:p>
            <text:p>Target System : Member Portal</text:p>
          </table:table-cell>
          <table:table-cell table:style-name="ce13" office:value-type="string" calcext:value-type="string">
            <text:p>Check if PilotFish is able to transform the data from APX Document Storage format to Membership Portal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Document Storage application must be accessible using valid URL and credentials</text:p>
            <text:p>4) Membership Portal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09</text:p>
          </table:table-cell>
          <table:table-cell table:style-name="ce14" office:value-type="string" calcext:value-type="string">
            <text:p>APEX-IL-TC-036</text:p>
          </table:table-cell>
          <table:table-cell table:style-name="ce14" office:value-type="string" calcext:value-type="string">
            <text:p>Source System: APX Doocument Storage</text:p>
            <text:p>Integration Tool : PilotFish</text:p>
            <text:p>Target System : Member Portal</text:p>
          </table:table-cell>
          <table:table-cell table:style-name="ce13" office:value-type="string" calcext:value-type="string">
            <text:p>Check whether an end user is able to access Membership Portal view the document received from APX Document Storage via pilotfish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Document Storage application must be accessible using valid URL and credentials</text:p>
            <text:p>4) Membership Portal must be accessible using valid URL and credentials</text:p>
          </table:table-cell>
          <table:table-cell table:style-name="ce13" office:value-type="string" calcext:value-type="string">
            <text:p>1) Membership portal fetches the document from APX Document Storage</text:p>
          </table:table-cell>
          <table:table-cell table:style-name="ce13" office:value-type="string" calcext:value-type="string">
            <text:p>Member portal should show the fetched document from APX Document Storage via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0</text:p>
          </table:table-cell>
          <table:table-cell table:style-name="ce14" office:value-type="string" calcext:value-type="string">
            <text:p>APEX-IL-TC-037</text:p>
          </table:table-cell>
          <table:table-cell table:style-name="ce14" office:value-type="string" calcext:value-type="string">
            <text:p>Source System: Member Portal</text:p>
            <text:p>Integration Tool : PilotFish</text:p>
            <text:p>Target System : Dynamic Voyager</text:p>
          </table:table-cell>
          <table:table-cell table:style-name="ce15" office:value-type="string" calcext:value-type="string">
            <text:p>Check whether Pilotfish is able to validate and fetch the ID card request generated from Member Portal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embership Portal must be accessible using valid URL and credentials</text:p>
            <text:p>4) Dynamic Voyager must be accessible using valid URL and credentials</text:p>
          </table:table-cell>
          <table:table-cell table:style-name="ce13" office:value-type="string" calcext:value-type="string">
            <text:p>An ID card request is initiated from Member Portal successfully</text:p>
          </table:table-cell>
          <table:table-cell table:style-name="ce17" office:value-type="string" calcext:value-type="string">
            <text:p>The request data should be loaded in Pilotfish in Member Portal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0</text:p>
          </table:table-cell>
          <table:table-cell table:style-name="ce14" office:value-type="string" calcext:value-type="string">
            <text:p>APEX-IL-TC-038</text:p>
          </table:table-cell>
          <table:table-cell table:style-name="ce14" office:value-type="string" calcext:value-type="string">
            <text:p>Source System: Member Portal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if PilotFish is able to transform the data of ID card request from Member Portal format to Dynamic Voyager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embership Portal must be accessible using valid URL and credentials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0</text:p>
          </table:table-cell>
          <table:table-cell table:style-name="ce14" office:value-type="string" calcext:value-type="string">
            <text:p>APEX-IL-TC-039</text:p>
          </table:table-cell>
          <table:table-cell table:style-name="ce14" office:value-type="string" calcext:value-type="string">
            <text:p>Source System: Member Portal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Dynamic Voyager is able to receive ID card request from Member Portal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embership Portal must be accessible using valid URL and credentials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Dynamic Voyager application</text:p>
            <text:p>2) Navigate to ID card screen</text:p>
            <text:p>3) View the details</text:p>
          </table:table-cell>
          <table:table-cell table:style-name="ce13" office:value-type="string" calcext:value-type="string">
            <text:p>Dynamic Voyager application should have a record of ID card request with correct details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1</text:p>
          </table:table-cell>
          <table:table-cell table:style-name="ce14" office:value-type="string" calcext:value-type="string">
            <text:p>APEX-IL-TC-040</text:p>
          </table:table-cell>
          <table:table-cell table:style-name="ce14" office:value-type="string" calcext:value-type="string">
            <text:p>Source System: Member Portal</text:p>
            <text:p>Integration Tool : PilotFish</text:p>
            <text:p>Target System : Dynamic Voyager</text:p>
          </table:table-cell>
          <table:table-cell table:style-name="ce15" office:value-type="string" calcext:value-type="string">
            <text:p>Check whether Pilotfish is able to validate and fetch the demographic change request generated from Member Portal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embership Portal must be accessible using valid URL and credentials</text:p>
            <text:p>4) Dynamic Voyager must be accessible using valid URL and credentials</text:p>
          </table:table-cell>
          <table:table-cell table:style-name="ce13" office:value-type="string" calcext:value-type="string">
            <text:p>1) A demographic change request is initiated from Member Portal successfully</text:p>
          </table:table-cell>
          <table:table-cell table:style-name="ce17" office:value-type="string" calcext:value-type="string">
            <text:p>The request data should be loaded in Pilotfish in Member Portal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1</text:p>
          </table:table-cell>
          <table:table-cell table:style-name="ce14" office:value-type="string" calcext:value-type="string">
            <text:p>APEX-IL-TC-041</text:p>
          </table:table-cell>
          <table:table-cell table:style-name="ce14" office:value-type="string" calcext:value-type="string">
            <text:p>Source System: Member Portal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if PilotFish is able to transform the data of demographic change request from Member Portal format to Dynamic Voyager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embership Portal must be accessible using valid URL and credentials</text:p>
            <text:p>4) Dynamic Voyager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1</text:p>
          </table:table-cell>
          <table:table-cell table:style-name="ce14" office:value-type="string" calcext:value-type="string">
            <text:p>APEX-IL-TC-042</text:p>
          </table:table-cell>
          <table:table-cell table:style-name="ce14" office:value-type="string" calcext:value-type="string">
            <text:p>Source System: Member Portal</text:p>
            <text:p>Integration Tool : PilotFish</text:p>
            <text:p>Target System : Dynamic Voyager</text:p>
          </table:table-cell>
          <table:table-cell table:style-name="ce13" office:value-type="string" calcext:value-type="string">
            <text:p>Check whether Dynamic Voyager is able to receive demographic change request from Member Portal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Membership Portal must be accessible using valid URL and credentials</text:p>
            <text:p>4) Dynamic Voyager must be accessible using valid URL and credentials</text:p>
          </table:table-cell>
          <table:table-cell table:style-name="ce13" office:value-type="string" calcext:value-type="string">
            <text:p>1) Login into Dynamic Voyager application</text:p>
            <text:p>2) Navigate to member details screen</text:p>
            <text:p>3) View the details</text:p>
          </table:table-cell>
          <table:table-cell table:style-name="ce13" office:value-type="string" calcext:value-type="string">
            <text:p>Dynamic Voyager application should show the updated details as per demographic change request details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12</text:p>
          </table:table-cell>
          <table:table-cell table:style-name="ce14" office:value-type="string" calcext:value-type="string">
            <text:p>APEX-IL-TC-043</text:p>
          </table:table-cell>
          <table:table-cell table:style-name="ce14" office:value-type="string" calcext:value-type="string">
            <text:p>Source System: APX Provider ODS</text:p>
            <text:p>Integration Tool : PilotFish</text:p>
            <text:p>Target System : HRP</text:p>
          </table:table-cell>
          <table:table-cell table:style-name="ce13" office:value-type="string" calcext:value-type="string">
            <text:p>Check whether Pilotfish is able to validate and fetch the data from APX Provider ODS whenever data is requested in HRP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Provider ODS should be setup/configured and accessible</text:p>
            <text:p>4) HRP application must be accessible using valid URL and credentials</text:p>
          </table:table-cell>
          <table:table-cell table:style-name="ce13" office:value-type="string" calcext:value-type="string">
            <text:p>1) A request is successfully initiated in HRP application</text:p>
          </table:table-cell>
          <table:table-cell table:style-name="ce17" office:value-type="string" calcext:value-type="string">
            <text:p>The request data should be loaded in Pilotfish in APX Provider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12</text:p>
          </table:table-cell>
          <table:table-cell table:style-name="ce14" office:value-type="string" calcext:value-type="string">
            <text:p>APEX-IL-TC-044</text:p>
          </table:table-cell>
          <table:table-cell table:style-name="ce14" office:value-type="string" calcext:value-type="string">
            <text:p>Source System: APX Provider ODS</text:p>
            <text:p>Integration Tool : PilotFish</text:p>
            <text:p>Target System : HRP</text:p>
          </table:table-cell>
          <table:table-cell table:style-name="ce13" office:value-type="string" calcext:value-type="string">
            <text:p>Check if PilotFish is able to transform the data from APX Provider ODS format to HRP data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Provider ODS should be setup/configured and accessible</text:p>
            <text:p>4) HRP application must be accessible using valid URL an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9">
          <table:table-cell table:style-name="ce14" office:value-type="string" calcext:value-type="string">
            <text:p>APEX-IL-TS-012</text:p>
          </table:table-cell>
          <table:table-cell table:style-name="ce14" office:value-type="string" calcext:value-type="string">
            <text:p>APEX-IL-TC-045</text:p>
          </table:table-cell>
          <table:table-cell table:style-name="ce14" office:value-type="string" calcext:value-type="string">
            <text:p>Source System: APX Provider ODS</text:p>
            <text:p>Integration Tool : PilotFish</text:p>
            <text:p>Target System : HRP</text:p>
          </table:table-cell>
          <table:table-cell table:style-name="ce13" office:value-type="string" calcext:value-type="string">
            <text:p>Check whether HRP system is able to receive the date from APX Provider ODS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Provider ODS should be setup/configured and accessible</text:p>
            <text:p>4) HRP application must be accessible using valid URL and credentials</text:p>
          </table:table-cell>
          <table:table-cell table:style-name="ce13" office:value-type="string" calcext:value-type="string">
            <text:p>1) HRP application fetches the data from APX Provider ODS</text:p>
          </table:table-cell>
          <table:table-cell table:style-name="ce13" office:value-type="string" calcext:value-type="string">
            <text:p>HRP application should show the fetched information from APX Provider ODS via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3</text:p>
          </table:table-cell>
          <table:table-cell table:style-name="ce14" office:value-type="string" calcext:value-type="string">
            <text:p>APEX-IL-TC-046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Nation's Hearing</text:p>
          </table:table-cell>
          <table:table-cell table:style-name="ce15" office:value-type="string" calcext:value-type="string">
            <text:p>Check whether Pilotfish is able to validate and fetch the membership details from APX Membership ODS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Nation's Hearing application/portal should be accessible using valid credentials</text:p>
          </table:table-cell>
          <table:table-cell table:style-name="ce13" office:value-type="string" calcext:value-type="string">
            <text:p>1) Membership details are successfully stored in APX Membership ODS</text:p>
          </table:table-cell>
          <table:table-cell table:style-name="ce17" office:value-type="string" calcext:value-type="string">
            <text:p>The membership data should be loaded in Pilotfish in APX Membership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3</text:p>
          </table:table-cell>
          <table:table-cell table:style-name="ce14" office:value-type="string" calcext:value-type="string">
            <text:p>APEX-IL-TC-047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Nation's Hearing</text:p>
          </table:table-cell>
          <table:table-cell table:style-name="ce13" office:value-type="string" calcext:value-type="string">
            <text:p>Check if PilotFish is able to transform the data of Membership details from APX Membership ODS format to Nations's Hearing Application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Nation's Hearing application/portal should be accessible using vali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3</text:p>
          </table:table-cell>
          <table:table-cell table:style-name="ce14" office:value-type="string" calcext:value-type="string">
            <text:p>APEX-IL-TC-048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Nation's Hearing</text:p>
          </table:table-cell>
          <table:table-cell table:style-name="ce13" office:value-type="string" calcext:value-type="string">
            <text:p>Check whether Nation's Hearing system is able to receive membership details from APX Membership ODS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Nation's Hearing application/portal should be accessible using valid credentials</text:p>
          </table:table-cell>
          <table:table-cell table:style-name="ce13" office:value-type="string" calcext:value-type="string">
            <text:p>1) Login into Nation's Hearing application</text:p>
            <text:p>2) Navigate to membership details screen</text:p>
            <text:p>3) View the details</text:p>
          </table:table-cell>
          <table:table-cell table:style-name="ce13" office:value-type="string" calcext:value-type="string">
            <text:p>Nation's Hearing application should show the membership details as fetched from APX Membership ODS by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4</text:p>
          </table:table-cell>
          <table:table-cell table:style-name="ce14" office:value-type="string" calcext:value-type="string">
            <text:p>APEX-IL-TC-049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American Specialty Health</text:p>
          </table:table-cell>
          <table:table-cell table:style-name="ce15" office:value-type="string" calcext:value-type="string">
            <text:p>Check whether Pilotfish is able to validate and fetch the membership details from APX Membership ODS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American Speciality Health application/portal should be accessible using valid credentials</text:p>
          </table:table-cell>
          <table:table-cell table:style-name="ce13" office:value-type="string" calcext:value-type="string">
            <text:p>1) Membership details are successfully stored in APX Membership ODS</text:p>
          </table:table-cell>
          <table:table-cell table:style-name="ce17" office:value-type="string" calcext:value-type="string">
            <text:p>The membership data should be loaded in Pilotfish in APX Membership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4</text:p>
          </table:table-cell>
          <table:table-cell table:style-name="ce14" office:value-type="string" calcext:value-type="string">
            <text:p>APEX-IL-TC-050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American Speciality Health</text:p>
          </table:table-cell>
          <table:table-cell table:style-name="ce13" office:value-type="string" calcext:value-type="string">
            <text:p>Check if PilotFish is able to transform the data of Membership details from APX Membership ODS format to American Specialty Health Application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American Speciality Health application/portal should be accessible using vali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4</text:p>
          </table:table-cell>
          <table:table-cell table:style-name="ce14" office:value-type="string" calcext:value-type="string">
            <text:p>APEX-IL-TC-051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American Speciality Health</text:p>
          </table:table-cell>
          <table:table-cell table:style-name="ce13" office:value-type="string" calcext:value-type="string">
            <text:p>Check whether American Speciality Health system is able to receive membership details from APX Membership ODS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American Speciality Health application/portal should be accessible using valid credentials</text:p>
          </table:table-cell>
          <table:table-cell table:style-name="ce13" office:value-type="string" calcext:value-type="string">
            <text:p>1) Login into American Speciality Health application</text:p>
            <text:p>2) Navigate to membership details screen</text:p>
            <text:p>3) View the details</text:p>
          </table:table-cell>
          <table:table-cell table:style-name="ce13" office:value-type="string" calcext:value-type="string">
            <text:p>American Speciality Health application should show the membership details as fetched from APX Membership ODS by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5</text:p>
          </table:table-cell>
          <table:table-cell table:style-name="ce14" office:value-type="string" calcext:value-type="string">
            <text:p>APEX-IL-TC-052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Liberty Dental</text:p>
          </table:table-cell>
          <table:table-cell table:style-name="ce15" office:value-type="string" calcext:value-type="string">
            <text:p>Check whether Pilotfish is able to validate and fetch the membership details from APX Membership ODS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Liberty Dental application/portal should be accessible using valid credentials</text:p>
          </table:table-cell>
          <table:table-cell table:style-name="ce13" office:value-type="string" calcext:value-type="string">
            <text:p>1) Membership details are successfully stored in APX Membership ODS</text:p>
          </table:table-cell>
          <table:table-cell table:style-name="ce17" office:value-type="string" calcext:value-type="string">
            <text:p>The membership data should be loaded in Pilotfish in APX Membership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5</text:p>
          </table:table-cell>
          <table:table-cell table:style-name="ce14" office:value-type="string" calcext:value-type="string">
            <text:p>APEX-IL-TC-053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Liberty Dental</text:p>
          </table:table-cell>
          <table:table-cell table:style-name="ce13" office:value-type="string" calcext:value-type="string">
            <text:p>Check if PilotFish is able to transform the data of Membership details from APX Membership ODS format to <text:s/>Liberty Dental Application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Liberty Dental application/portal should be accessible using vali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5</text:p>
          </table:table-cell>
          <table:table-cell table:style-name="ce14" office:value-type="string" calcext:value-type="string">
            <text:p>APEX-IL-TC-054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Liberty Dental</text:p>
          </table:table-cell>
          <table:table-cell table:style-name="ce13" office:value-type="string" calcext:value-type="string">
            <text:p>Check whether American Speciality Health system is able to receive membership details from APX Membership ODS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Liberty Dental application/portal should be accessible using valid credentials</text:p>
          </table:table-cell>
          <table:table-cell table:style-name="ce13" office:value-type="string" calcext:value-type="string">
            <text:p>1) Login into Liberty Dental application</text:p>
            <text:p>2) Navigate to membership details screen</text:p>
            <text:p>3) View the details</text:p>
          </table:table-cell>
          <table:table-cell table:style-name="ce13" office:value-type="string" calcext:value-type="string">
            <text:p>Liberty Dental application should show the membership details as fetched from APX Membership ODS by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6</text:p>
          </table:table-cell>
          <table:table-cell table:style-name="ce14" office:value-type="string" calcext:value-type="string">
            <text:p>APEX-IL-TC-055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Convey Health Solutions</text:p>
          </table:table-cell>
          <table:table-cell table:style-name="ce15" office:value-type="string" calcext:value-type="string">
            <text:p>Check whether Pilotfish is able to validate and fetch the membership details from APX Membership ODS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Convey Health Solutions application/portal should be accessible using valid credentials</text:p>
          </table:table-cell>
          <table:table-cell table:style-name="ce13" office:value-type="string" calcext:value-type="string">
            <text:p>1) Membership details are successfully stored in APX Membership ODS</text:p>
          </table:table-cell>
          <table:table-cell table:style-name="ce17" office:value-type="string" calcext:value-type="string">
            <text:p>The membership data should be loaded in Pilotfish in APX Membership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6</text:p>
          </table:table-cell>
          <table:table-cell table:style-name="ce14" office:value-type="string" calcext:value-type="string">
            <text:p>APEX-IL-TC-056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Convey Health Solutions</text:p>
          </table:table-cell>
          <table:table-cell table:style-name="ce13" office:value-type="string" calcext:value-type="string">
            <text:p>Check if PilotFish is able to transform the data of Membership details from APX Membership ODS format to <text:s/>Convey Health Solutions Application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Convey Health Solutions application/portal should be accessible using vali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6</text:p>
          </table:table-cell>
          <table:table-cell table:style-name="ce14" office:value-type="string" calcext:value-type="string">
            <text:p>APEX-IL-TC-057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Convey Health Solutions</text:p>
          </table:table-cell>
          <table:table-cell table:style-name="ce13" office:value-type="string" calcext:value-type="string">
            <text:p>Check whether American Speciality Health system is able to receive membership details from APX Membership ODS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Convey Health Solutions application/portal should be accessible using valid credentials</text:p>
          </table:table-cell>
          <table:table-cell table:style-name="ce13" office:value-type="string" calcext:value-type="string">
            <text:p>1) Login into Convey Health Solutions application</text:p>
            <text:p>2) Navigate to membership details screen</text:p>
            <text:p>3) View the details</text:p>
          </table:table-cell>
          <table:table-cell table:style-name="ce13" office:value-type="string" calcext:value-type="string">
            <text:p>Convey Health Solutions application should show the membership details as fetched from APX Membership ODS by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7</text:p>
          </table:table-cell>
          <table:table-cell table:style-name="ce14" office:value-type="string" calcext:value-type="string">
            <text:p>APEX-IL-TC-058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EQ Health</text:p>
          </table:table-cell>
          <table:table-cell table:style-name="ce15" office:value-type="string" calcext:value-type="string">
            <text:p>Check whether Pilotfish is able to validate and fetch the membership details from APX Membership ODS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EQ Health application/portal should be accessible using valid credentials</text:p>
          </table:table-cell>
          <table:table-cell table:style-name="ce13" office:value-type="string" calcext:value-type="string">
            <text:p>1) Membership details are successfully stored in APX Membership ODS</text:p>
          </table:table-cell>
          <table:table-cell table:style-name="ce17" office:value-type="string" calcext:value-type="string">
            <text:p>The membership data should be loaded in Pilotfish in APX Membership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7</text:p>
          </table:table-cell>
          <table:table-cell table:style-name="ce14" office:value-type="string" calcext:value-type="string">
            <text:p>APEX-IL-TC-059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EQ Health</text:p>
          </table:table-cell>
          <table:table-cell table:style-name="ce13" office:value-type="string" calcext:value-type="string">
            <text:p>Check if PilotFish is able to transform the data of Membership details from APX Membership ODS format to <text:s/>EQ Health Application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EQ Health application/portal should be accessible using vali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7</text:p>
          </table:table-cell>
          <table:table-cell table:style-name="ce14" office:value-type="string" calcext:value-type="string">
            <text:p>APEX-IL-TC-060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EQ Health</text:p>
          </table:table-cell>
          <table:table-cell table:style-name="ce13" office:value-type="string" calcext:value-type="string">
            <text:p>Check whether American Speciality Health system is able to receive membership details from APX Membership ODS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EQ Health application/portal should be accessible using valid credentials</text:p>
          </table:table-cell>
          <table:table-cell table:style-name="ce13" office:value-type="string" calcext:value-type="string">
            <text:p>1) Login into EQ Health application</text:p>
            <text:p>2) Navigate to membership details screen</text:p>
            <text:p>3) View the details</text:p>
          </table:table-cell>
          <table:table-cell table:style-name="ce13" office:value-type="string" calcext:value-type="string">
            <text:p>EQ Health application should show the membership details as fetched from APX Membership ODS by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8</text:p>
          </table:table-cell>
          <table:table-cell table:style-name="ce14" office:value-type="string" calcext:value-type="string">
            <text:p>APEX-IL-TC-061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Lyft</text:p>
          </table:table-cell>
          <table:table-cell table:style-name="ce15" office:value-type="string" calcext:value-type="string">
            <text:p>Check whether Pilotfish is able to validate and fetch the membership details from APX Membership ODS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Lyft application/portal should be accessible using valid credentials</text:p>
          </table:table-cell>
          <table:table-cell table:style-name="ce13" office:value-type="string" calcext:value-type="string">
            <text:p>1) Membership details are successfully stored in APX Membership ODS</text:p>
          </table:table-cell>
          <table:table-cell table:style-name="ce17" office:value-type="string" calcext:value-type="string">
            <text:p>The membership data should be loaded in Pilotfish in APX Membership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8</text:p>
          </table:table-cell>
          <table:table-cell table:style-name="ce14" office:value-type="string" calcext:value-type="string">
            <text:p>APEX-IL-TC-062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Lyft</text:p>
          </table:table-cell>
          <table:table-cell table:style-name="ce13" office:value-type="string" calcext:value-type="string">
            <text:p>Check if PilotFish is able to transform the data of Membership details from APX Membership ODS format to <text:s/>Lyft Application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Lyft application/portal should be accessible using vali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8</text:p>
          </table:table-cell>
          <table:table-cell table:style-name="ce14" office:value-type="string" calcext:value-type="string">
            <text:p>APEX-IL-TC-063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Lyft</text:p>
          </table:table-cell>
          <table:table-cell table:style-name="ce13" office:value-type="string" calcext:value-type="string">
            <text:p>Check whether American Speciality Health system is able to receive membership details from APX Membership ODS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Lyft application/portal should be accessible using valid credentials</text:p>
          </table:table-cell>
          <table:table-cell table:style-name="ce13" office:value-type="string" calcext:value-type="string">
            <text:p>1) Login into Lyft application</text:p>
            <text:p>2) Navigate to membership details screen</text:p>
            <text:p>3) View the details</text:p>
          </table:table-cell>
          <table:table-cell table:style-name="ce13" office:value-type="string" calcext:value-type="string">
            <text:p>Lyft application should show the membership details as fetched from APX Membership ODS by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9</text:p>
          </table:table-cell>
          <table:table-cell table:style-name="ce14" office:value-type="string" calcext:value-type="string">
            <text:p>APEX-IL-TC-064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MedImpact</text:p>
          </table:table-cell>
          <table:table-cell table:style-name="ce15" office:value-type="string" calcext:value-type="string">
            <text:p>Check whether Pilotfish is able to validate and fetch the membership details from APX Membership ODS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MedImpact application/portal should be accessible using valid credentials</text:p>
          </table:table-cell>
          <table:table-cell table:style-name="ce13" office:value-type="string" calcext:value-type="string">
            <text:p>1) Membership details are successfully stored in APX Membership ODS</text:p>
          </table:table-cell>
          <table:table-cell table:style-name="ce17" office:value-type="string" calcext:value-type="string">
            <text:p>The membership data should be loaded in Pilotfish in APX Membership ODS format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9</text:p>
          </table:table-cell>
          <table:table-cell table:style-name="ce14" office:value-type="string" calcext:value-type="string">
            <text:p>APEX-IL-TC-065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MedImpact</text:p>
          </table:table-cell>
          <table:table-cell table:style-name="ce13" office:value-type="string" calcext:value-type="string">
            <text:p>Check if PilotFish is able to transform the data of Membership details from APX Membership ODS format to <text:s/>MedImpact Application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MedImpact application/portal should be accessible using valid credentials</text:p>
          </table:table-cell>
          <table:table-cell table:style-name="ce16" office:value-type="string" calcext:value-type="string">
            <text:p>Check the PilotFish data logs</text:p>
          </table:table-cell>
          <table:table-cell table:style-name="ce13" office:value-type="string" calcext:value-type="string">
            <text:p>Pilotfish should transform the data as per target source format 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10">
          <table:table-cell table:style-name="ce14" office:value-type="string" calcext:value-type="string">
            <text:p>APEX-IL-TS-019</text:p>
          </table:table-cell>
          <table:table-cell table:style-name="ce14" office:value-type="string" calcext:value-type="string">
            <text:p>APEX-IL-TC-066</text:p>
          </table:table-cell>
          <table:table-cell table:style-name="ce14" office:value-type="string" calcext:value-type="string">
            <text:p>Source System: APX Membership ODS</text:p>
            <text:p>Integration Tool : PilotFish</text:p>
            <text:p>Target System : MedImpact</text:p>
          </table:table-cell>
          <table:table-cell table:style-name="ce13" office:value-type="string" calcext:value-type="string">
            <text:p>Check whether American Speciality Health system is able to receive membership details from APX Membership ODS via pilotfish in correct format</text:p>
          </table:table-cell>
          <table:table-cell table:style-name="ce16" office:value-type="string" calcext:value-type="string">
            <text:p>Positive</text:p>
          </table:table-cell>
          <table:table-cell table:style-name="ce17" office:value-type="string" calcext:value-type="string">
            <text:p>1) Amazon Workspace should be installed</text:p>
            <text:p>2) Pilotfish should be downloaded</text:p>
            <text:p>3) APX membership ODS should be setup/configured and accessible</text:p>
            <text:p>4) MedImpact application/portal should be accessible using valid credentials</text:p>
          </table:table-cell>
          <table:table-cell table:style-name="ce13" office:value-type="string" calcext:value-type="string">
            <text:p>1) Login into MedImpact application</text:p>
            <text:p>2) Navigate to membership details screen</text:p>
            <text:p>3) View the details</text:p>
          </table:table-cell>
          <table:table-cell table:style-name="ce13" office:value-type="string" calcext:value-type="string">
            <text:p>MedImpact application should show the membership details as fetched from APX Membership ODS by PilotFish</text:p>
          </table:table-cell>
          <table:table-cell table:style-name="ce13" table:number-columns-repeated="19"/>
          <table:table-cell table:style-name="ce1" table:number-columns-repeated="997"/>
        </table:table-row>
        <table:table-row table:style-name="ro2" table:number-rows-repeated="981">
          <table:table-cell table:style-name="ce13" table:number-columns-repeated="27"/>
          <table:table-cell table:style-name="ce1" table:number-columns-repeated="997"/>
        </table:table-row>
        <table:table-row table:style-name="ro2" table:number-rows-repeated="1047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bership_ODS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1" table:number-columns-repeated="1016" table:default-cell-style-name="ce1"/>
        <table:table-column table:style-name="co12" table:default-cell-style-name="ce1"/>
        <table:table-row table:style-name="ro12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Case ID</text:p>
          </table:table-cell>
          <table:table-cell table:style-name="ce18" office:value-type="string" calcext:value-type="string">
            <text:p>Test Case Description</text:p>
          </table:table-cell>
          <table:table-cell table:style-name="ce2" office:value-type="string" calcext:value-type="string">
            <text:p>Type of test case</text:p>
          </table:table-cell>
          <table:table-cell table:style-name="ce18" office:value-type="string" calcext:value-type="string">
            <text:p>Pre Condition</text:p>
          </table:table-cell>
          <table:table-cell table:style-name="ce18" office:value-type="string" calcext:value-type="string">
            <text:p>Test Steps</text:p>
          </table:table-cell>
          <table:table-cell table:style-name="ce18" office:value-type="string" calcext:value-type="string">
            <text:p>Expected Result</text:p>
          </table:table-cell>
          <table:table-cell table:style-name="ce18" office:value-type="string" calcext:value-type="string">
            <text:p>Priority</text:p>
          </table:table-cell>
          <table:table-cell table:style-name="ce8" table:number-columns-repeated="18"/>
          <table:table-cell table:number-columns-repeated="998"/>
        </table:table-row>
        <table:table-row table:style-name="ro13">
          <table:table-cell table:style-name="ce19" office:value-type="string" calcext:value-type="string">
            <text:p>APEX-ODS-TS-001</text:p>
          </table:table-cell>
          <table:table-cell table:style-name="ce19" office:value-type="string" calcext:value-type="string">
            <text:p>APEX-ODS-TC-001</text:p>
          </table:table-cell>
          <table:table-cell table:style-name="ce8"/>
          <table:table-cell table:style-name="ce3" office:value-type="string" calcext:value-type="string">
            <text:p>Positive</text:p>
          </table:table-cell>
          <table:table-cell table:style-name="ce8" table:number-columns-repeated="22"/>
          <table:table-cell table:number-columns-repeated="998"/>
        </table:table-row>
        <table:table-row table:style-name="ro12">
          <table:table-cell table:style-name="ce8"/>
          <table:table-cell table:style-name="ce19" office:value-type="string" calcext:value-type="string">
            <text:p>APEX-ODS-TC-002</text:p>
          </table:table-cell>
          <table:table-cell table:style-name="ce6"/>
          <table:table-cell table:style-name="ce20"/>
          <table:table-cell table:style-name="ce8" table:number-columns-repeated="22"/>
          <table:table-cell table:number-columns-repeated="998"/>
        </table:table-row>
        <table:table-row table:style-name="ro12">
          <table:table-cell table:style-name="ce8"/>
          <table:table-cell table:style-name="ce19" office:value-type="string" calcext:value-type="string">
            <text:p>APEX-ODS-TC-003</text:p>
          </table:table-cell>
          <table:table-cell table:style-name="ce6" office:value-type="string" calcext:value-type="string">
            <text:p>Check whether ODS able to retrieve the data from Pilotfish (which as XML format)</text:p>
          </table:table-cell>
          <table:table-cell table:style-name="ce20"/>
          <table:table-cell table:style-name="ce8" table:number-columns-repeated="22"/>
          <table:table-cell table:number-columns-repeated="998"/>
        </table:table-row>
        <table:table-row table:style-name="ro12">
          <table:table-cell table:style-name="ce8"/>
          <table:table-cell table:style-name="ce19" office:value-type="string" calcext:value-type="string">
            <text:p>APEX-ODS-TC-004</text:p>
          </table:table-cell>
          <table:table-cell table:style-name="ce6" office:value-type="string" calcext:value-type="string">
            <text:p>Verify whether received data from Pilotfish is the updated one</text:p>
          </table:table-cell>
          <table:table-cell table:style-name="ce20"/>
          <table:table-cell table:style-name="ce8" table:number-columns-repeated="22"/>
          <table:table-cell table:number-columns-repeated="998"/>
        </table:table-row>
        <table:table-row table:style-name="ro12">
          <table:table-cell table:style-name="ce8"/>
          <table:table-cell table:style-name="ce19" office:value-type="string" calcext:value-type="string">
            <text:p>APEX-ODS-TC-005</text:p>
          </table:table-cell>
          <table:table-cell table:style-name="ce6" office:value-type="string" calcext:value-type="string">
            <text:p>check whether retrieved data is stored in the tabular format</text:p>
          </table:table-cell>
          <table:table-cell table:style-name="ce20"/>
          <table:table-cell table:style-name="ce8" table:number-columns-repeated="22"/>
          <table:table-cell table:number-columns-repeated="998"/>
        </table:table-row>
        <table:table-row table:style-name="ro12">
          <table:table-cell table:style-name="ce8"/>
          <table:table-cell table:style-name="ce19" office:value-type="string" calcext:value-type="string">
            <text:p>APEX-ODS-TC-006</text:p>
          </table:table-cell>
          <table:table-cell table:style-name="ce6" office:value-type="string" calcext:value-type="string">
            <text:p>Check whether a member Id is getting generated after storing all the data</text:p>
          </table:table-cell>
          <table:table-cell table:style-name="ce20"/>
          <table:table-cell table:style-name="ce8" table:number-columns-repeated="22"/>
          <table:table-cell table:number-columns-repeated="998"/>
        </table:table-row>
        <table:table-row table:style-name="ro14">
          <table:table-cell table:style-name="ce8"/>
          <table:table-cell table:style-name="ce19" office:value-type="string" calcext:value-type="string">
            <text:p>APEX-ODS-TC-007</text:p>
          </table:table-cell>
          <table:table-cell table:style-name="ce8" office:value-type="string" calcext:value-type="string">
            <text:p>Check whether vendors will be able to request and combine data in original formats and make it available for business reporting.</text:p>
          </table:table-cell>
          <table:table-cell table:style-name="ce20"/>
          <table:table-cell table:style-name="ce8" table:number-columns-repeated="22"/>
          <table:table-cell table:number-columns-repeated="998"/>
        </table:table-row>
        <table:table-row table:style-name="ro15">
          <table:table-cell table:style-name="ce8"/>
          <table:table-cell table:style-name="ce19" office:value-type="string" calcext:value-type="string">
            <text:p>APEX-ODS-TC-008</text:p>
          </table:table-cell>
          <table:table-cell table:style-name="ce8" office:value-type="string" calcext:value-type="string">
            <text:p>Check whether vender is able to use ODS for support functions, high availability, scalability and further potential growth</text:p>
          </table:table-cell>
          <table:table-cell table:style-name="ce20"/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8"/>
          <table:table-cell table:style-name="ce21"/>
          <table:table-cell table:style-name="ce6"/>
          <table:table-cell table:style-name="ce20"/>
          <table:table-cell table:style-name="ce8" table:number-columns-repeated="22"/>
          <table:table-cell table:number-columns-repeated="998"/>
        </table:table-row>
        <table:table-row table:style-name="ro2" table:number-rows-repeated="972">
          <table:table-cell table:style-name="ce8" table:number-columns-repeated="3"/>
          <table:table-cell table:style-name="ce3"/>
          <table:table-cell table:style-name="ce8" table:number-columns-repeated="22"/>
          <table:table-cell table:number-columns-repeated="998"/>
        </table:table-row>
        <table:table-row table:style-name="ro7" table:number-rows-repeated="104759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34_MedImpact" table:style-name="ta2">
        <table:table-column table:style-name="co11" table:number-columns-repeated="2" table:default-cell-style-name="ce1"/>
        <table:table-column table:style-name="co15" table:default-cell-style-name="ce1"/>
        <table:table-column table:style-name="co11" table:number-columns-repeated="2" table:default-cell-style-name="ce1"/>
        <table:table-column table:style-name="co26" table:default-cell-style-name="ce1"/>
        <table:table-column table:style-name="co27" table:default-cell-style-name="ce1"/>
        <table:table-column table:style-name="co11" table:number-columns-repeated="1016" table:default-cell-style-name="ce1"/>
        <table:table-column table:style-name="co12" table:default-cell-style-name="ce1"/>
        <table:table-row table:style-name="ro3">
          <table:table-cell table:style-name="ce2" office:value-type="string" calcext:value-type="string">
            <text:p>Test Scenario ID</text:p>
          </table:table-cell>
          <table:table-cell table:style-name="ce22" office:value-type="string" calcext:value-type="string">
            <text:p>Test Case ID</text:p>
          </table:table-cell>
          <table:table-cell table:style-name="ce23" office:value-type="string" calcext:value-type="string">
            <text:p>Test Case Description</text:p>
          </table:table-cell>
          <table:table-cell table:style-name="ce23" office:value-type="string" calcext:value-type="string">
            <text:p>Type of test case</text:p>
          </table:table-cell>
          <table:table-cell table:style-name="ce23" office:value-type="string" calcext:value-type="string">
            <text:p>Pre Condition</text:p>
          </table:table-cell>
          <table:table-cell table:style-name="ce23" office:value-type="string" calcext:value-type="string">
            <text:p>Test Steps</text:p>
          </table:table-cell>
          <table:table-cell table:style-name="ce23" office:value-type="string" calcext:value-type="string">
            <text:p>Expected Result</text:p>
          </table:table-cell>
          <table:table-cell table:style-name="ce23" office:value-type="string" calcext:value-type="string">
            <text:p>Priority</text:p>
          </table:table-cell>
          <table:table-cell table:number-columns-repeated="1016"/>
        </table:table-row>
        <table:table-row table:style-name="ro9">
          <table:table-cell table:style-name="ce24" office:value-type="string" calcext:value-type="string">
            <text:p>Apex-834M-TS-001</text:p>
          </table:table-cell>
          <table:table-cell table:style-name="ce25" office:value-type="string" calcext:value-type="string">
            <text:p>Apex-834M-TC-001</text:p>
          </table:table-cell>
          <table:table-cell table:style-name="ce26" office:value-type="string" calcext:value-type="string">
            <text:p>Verify if file has all the HIPAA legislation and Transaction Instructions are available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Over View of HIPAA Legislation</text:p>
            <text:p>• Create better access to health insurance</text:p>
            <text:p>• Limit fraud and abuse</text:p>
            <text:p>• Reduce administrative costs</text:p>
          </table:table-cell>
          <table:table-cell table:style-name="ce27" office:value-type="string" calcext:value-type="string">
            <text:p>HIPAA process should help user to change his previous plan electronically using Apex Health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6">
          <table:table-cell table:style-name="ce24" office:value-type="string" calcext:value-type="string">
            <text:p>Apex-834M-TS-002</text:p>
          </table:table-cell>
          <table:table-cell table:style-name="ce25" office:value-type="string" calcext:value-type="string">
            <text:p>Apex-834M-TC-002</text:p>
          </table:table-cell>
          <table:table-cell table:style-name="ce26" office:value-type="string" calcext:value-type="string">
            <text:p>Check for the TA1 acknowledgement is generated along with the file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</text:p>
            <text:p>* receiving TA1 Acknowledgements .</text:p>
          </table:table-cell>
          <table:table-cell table:style-name="ce27" office:value-type="string" calcext:value-type="string">
            <text:p>TA1 Acknowledgement should be generated when an interchange file is done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9">
          <table:table-cell table:style-name="ce24" office:value-type="string" calcext:value-type="string">
            <text:p>Apex-834M-TS-002</text:p>
          </table:table-cell>
          <table:table-cell table:style-name="ce25" office:value-type="string" calcext:value-type="string">
            <text:p>Apex-834M-TC-003</text:p>
          </table:table-cell>
          <table:table-cell table:style-name="ce26" office:value-type="string" calcext:value-type="string">
            <text:p>Verify for Header and Footer in the file for accepted files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</text:p>
            <text:p>* receiving TA1 Acknowledgements .</text:p>
            <text:p>Step 5: File Interchange should get accepted only when proper ISA and IEA segments (Header &amp; Footer)</text:p>
          </table:table-cell>
          <table:table-cell table:style-name="ce26" office:value-type="string" calcext:value-type="string">
            <text:p>A TA1 Acknowledgement is generated when an interchange file is received and validated based solely on the content of the ISA and IEA segments (header and footer.)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7">
          <table:table-cell table:style-name="ce24" office:value-type="string" calcext:value-type="string">
            <text:p>Apex-834M-TS-002</text:p>
          </table:table-cell>
          <table:table-cell table:style-name="ce25" office:value-type="string" calcext:value-type="string">
            <text:p>Apex-834M-TC-004</text:p>
          </table:table-cell>
          <table:table-cell table:style-name="ce26" office:value-type="string" calcext:value-type="string">
            <text:p>Check for the positive and Negative acknowledgements of the file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</text:p>
            <text:p>* receiving TA1 Acknowledgements .</text:p>
            <text:p>Step 5: File Interchange should get accepted only when proper ISA and IEA segments (Header &amp; Footer)</text:p>
            <text:p>Step 6: Identify different status of the inter-cahnged file with Acknowledgements .</text:p>
            <text:p>positive TA1 (TA104=’A’ or ‘E’) ---- For Successful Validation</text:p>
            <text:p>negative TA1 (TA104=’R’) -------- For Failure Validation</text:p>
          </table:table-cell>
          <table:table-cell table:style-name="ce27" office:value-type="string" calcext:value-type="string">
            <text:p>For successful validation for inter-change of the file for another plan or benefits then</text:p>
            <text:p>TA1 ('A' or 'E') for successful validation</text:p>
            <text:p>TA1 ('R') for failure validation .</text:p>
            <text:p>These Acknowledgements should be received for status of the files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8">
          <table:table-cell table:style-name="ce24" office:value-type="string" calcext:value-type="string">
            <text:p>Apex-834M-TS-002</text:p>
          </table:table-cell>
          <table:table-cell table:style-name="ce25" office:value-type="string" calcext:value-type="string">
            <text:p>Apex-834M-TC-005</text:p>
          </table:table-cell>
          <table:table-cell table:style-name="ce26" office:value-type="string" calcext:value-type="string">
            <text:p>Verify for the accepted inter-change files with only positive acknowledgement from files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</text:p>
            <text:p>* receiving TA1 Acknowledgements .</text:p>
            <text:p>Step 5: File Interchange should get accepted only when proper ISA and IEA segments (Header &amp; Footer)</text:p>
            <text:p>Step 6: Identify different status of the inter-cahnged file with Acknowledgements .</text:p>
            <text:p>positive TA1 (TA104=’A’ or ‘E’) ---- For Successful Validation</text:p>
            <text:p>Step 7: The positiveTA1 (accepted Interchange) acknowledgement will be generated only if the</text:p>
            <text:p>incoming file contains a request for an Implementation Acknowledgement to be</text:p>
            <text:p>transmitted.</text:p>
          </table:table-cell>
          <table:table-cell table:style-name="ce26" office:value-type="string" calcext:value-type="string">
            <text:p>The file with the status "Successful" is only when the file has a 'Request' along with implementation Acknowledgement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9">
          <table:table-cell table:style-name="ce24" office:value-type="string" calcext:value-type="string">
            <text:p>Apex-834M-TS-002</text:p>
          </table:table-cell>
          <table:table-cell table:style-name="ce25" office:value-type="string" calcext:value-type="string">
            <text:p>Apex-834M-TC-006</text:p>
          </table:table-cell>
          <table:table-cell table:style-name="ce26" office:value-type="string" calcext:value-type="string">
            <text:p>Check for the positive acknowledgement files with 999 acceptance files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</text:p>
            <text:p>* receiving TA1 Acknowledgements .</text:p>
            <text:p>Step 5: File Interchange should get accepted only when proper ISA and IEA segments (Header &amp; Footer)</text:p>
            <text:p>Step 6: Identify different status of the inter-cahnged file with Acknowledgements .</text:p>
            <text:p>positive TA1 (TA104=’A’ or ‘E’) ---- For Successful Validation</text:p>
            <text:p>Step 7: The positiveTA1 (accepted Interchange) acknowledgement will be generated only if the</text:p>
            <text:p>incoming file contains a request for an Implementation Acknowledgement to be</text:p>
            <text:p>transmitted.</text:p>
            <text:p>Step 8: An accepted 999 Implementation Acknowledgement and rejected 999</text:p>
            <text:p>Implementation Acknowledgement will be generated if the incoming file contains a</text:p>
            <text:p>request for an Implementation Acknowledgement to be transmitted.</text:p>
          </table:table-cell>
          <table:table-cell table:style-name="ce26" office:value-type="string" calcext:value-type="string">
            <text:p>Successful file with request Acknowledgement should also have Accepted 999 request with the inter-change file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8">
          <table:table-cell table:style-name="ce24" office:value-type="string" calcext:value-type="string">
            <text:p>Apex-834M-TS-002</text:p>
          </table:table-cell>
          <table:table-cell table:style-name="ce25" office:value-type="string" calcext:value-type="string">
            <text:p>Apex-834M-TC-007</text:p>
          </table:table-cell>
          <table:table-cell table:style-name="ce26" office:value-type="string" calcext:value-type="string">
            <text:p>Check for trading partners is giving status for retrieving the acknowledgements for files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</text:p>
            <text:p>* receiving TA1 Acknowledgements .</text:p>
            <text:p>Step 5: Identify different status of the inter-cahnged file with Acknowledgements .</text:p>
            <text:p>positive TA1 (TA104=’A’ or ‘E’) ---- For Successful Validation</text:p>
            <text:p>Step 6: The positiveTA1 (accepted Interchange) acknowledgement will be generated only if the</text:p>
            <text:p>incoming file contains a request for an Implementation Acknowledgement to be</text:p>
            <text:p>transmitted.</text:p>
            <text:p>Step 7: Trading partners are responsible for retrieving the acknowledgement files to determine the status.</text:p>
          </table:table-cell>
          <table:table-cell table:style-name="ce27" office:value-type="string" calcext:value-type="string">
            <text:p>Trading Partners should determine the status of the Acknowledgement of the files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9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08</text:p>
          </table:table-cell>
          <table:table-cell table:style-name="ce26" office:value-type="string" calcext:value-type="string">
            <text:p>Verify for the files in Header connect multiple groups and also use GE-GS to separate groups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: File Interchange should get accepted only when proper ISA and IEA segments (Header &amp; Footer)</text:p>
            <text:p>Step 6: ISA can contain multiple groups, use multiple GS-GE to separate groups</text:p>
          </table:table-cell>
          <table:table-cell table:style-name="ce26" office:value-type="string" calcext:value-type="string">
            <text:p>ISA should have or may not have multiple groups and also use GS-GE to sepearate those groups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0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09</text:p>
          </table:table-cell>
          <table:table-cell table:style-name="ce26" office:value-type="string" calcext:value-type="string">
            <text:p>Check for the single subscriber contract per ST-SE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: File Interchange should get accepted only when proper ISA and IEA segments (Header &amp; Footer)</text:p>
            <text:p>Step 6: ISA can contain multiple groups, use multiple GS-GE to separate groups</text:p>
            <text:p>Step 7: Create one subscriber contract per ST-SE</text:p>
          </table:table-cell>
          <table:table-cell table:style-name="ce27" office:value-type="string" calcext:value-type="string">
            <text:p>There should be one Subscriber contract for ST-SE or may be many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0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10</text:p>
          </table:table-cell>
          <table:table-cell table:style-name="ce26" office:value-type="string" calcext:value-type="string">
            <text:p>Check for file transaction sample containing adds,changes,terminations,reinstatements,</text:p>
            <text:p>plan changes, COB, PCP, student/ handicap indicators in it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: Test file should contain transaction samples of all types of enrollment events to be submitted electronically.(for example: adds,changes,terminations,reinstatements,</text:p>
            <text:p>plan changes, COB, PCP, student/ handicap indicators)</text:p>
          </table:table-cell>
          <table:table-cell table:style-name="ce26" office:value-type="string" calcext:value-type="string">
            <text:p>The Inter-Change file should Contain all the Enrollment events that are to be submitted Electronically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6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11</text:p>
          </table:table-cell>
          <table:table-cell table:style-name="ce26" office:value-type="string" calcext:value-type="string">
            <text:p>verify the file format for Unzip and Wrap with no carriage returns and line feeds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:File format – unzipped and wrapped (no carriage returns or line feeds)</text:p>
          </table:table-cell>
          <table:table-cell table:style-name="ce26" office:value-type="string" calcext:value-type="string">
            <text:p>File format to inter-change files should be in Wrapped or Unzipped . there should not be any Carriage or Line feeds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6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12</text:p>
          </table:table-cell>
          <table:table-cell table:style-name="ce26" office:value-type="string" calcext:value-type="string">
            <text:p>verify for duplicate groups in same file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 : No duplicate groups sent in the same file</text:p>
          </table:table-cell>
          <table:table-cell table:style-name="ce27" office:value-type="string" calcext:value-type="string">
            <text:p>There <text:s/>should be no duplicate groups sent in the same file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1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13</text:p>
          </table:table-cell>
          <table:table-cell table:style-name="ce26" office:value-type="string" calcext:value-type="string">
            <text:p>check for a single subscriber is within a group on the file or more than more within a single group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 : No two transactions for a single subscriber should exist within a group on a file</text:p>
          </table:table-cell>
          <table:table-cell table:style-name="ce27" office:value-type="string" calcext:value-type="string">
            <text:p>One subscriber should not have two transactions within a group in a file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1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14</text:p>
          </table:table-cell>
          <table:table-cell table:style-name="ce26" office:value-type="string" calcext:value-type="string">
            <text:p>Verify for the Unique ID number for each file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 : Set the ISA to a unique number for each file. Do not use previous numbers.</text:p>
          </table:table-cell>
          <table:table-cell table:style-name="ce26" office:value-type="string" calcext:value-type="string">
            <text:p>ISA should have a unique number for each file .which should not be used from previous numbers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6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15</text:p>
          </table:table-cell>
          <table:table-cell table:style-name="ce26" office:value-type="string" calcext:value-type="string">
            <text:p>Check the file name is in Upper case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 : All files need to be created in upper case</text:p>
          </table:table-cell>
          <table:table-cell table:style-name="ce27" office:value-type="string" calcext:value-type="string">
            <text:p>All the files are to be in Upper case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6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16</text:p>
          </table:table-cell>
          <table:table-cell table:style-name="ce26" office:value-type="string" calcext:value-type="string">
            <text:p>Verify for the Name field doesn't contain any special characters in it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 : No special characters in name fields besides ( ‘ ) ( - ) ( . ) ( , )</text:p>
          </table:table-cell>
          <table:table-cell table:style-name="ce27" office:value-type="string" calcext:value-type="string">
            <text:p>File names should not have any special characters other than ( ‘ ) ( - ) ( . ) ( , )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6">
          <table:table-cell table:style-name="ce24" office:value-type="string" calcext:value-type="string">
            <text:p>Apex-834M-TS-003</text:p>
          </table:table-cell>
          <table:table-cell table:style-name="ce25" office:value-type="string" calcext:value-type="string">
            <text:p>Apex-834M-TC-017</text:p>
          </table:table-cell>
          <table:table-cell table:style-name="ce26" office:value-type="string" calcext:value-type="string">
            <text:p>Verify for the Address field doesn't contain any special characters in it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 : No special characters in address fields besides ( ‘ ) ( - ) ( . ) ( /) ( # ).</text:p>
          </table:table-cell>
          <table:table-cell table:style-name="ce27" office:value-type="string" calcext:value-type="string">
            <text:p>Address field should not contain any special characters other than <text:s/>( ‘ ) ( - ) ( . ) ( /) ( # )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11">
          <table:table-cell table:style-name="ce24" office:value-type="string" calcext:value-type="string">
            <text:p>Apex-834M-TS-004</text:p>
          </table:table-cell>
          <table:table-cell table:style-name="ce25" office:value-type="string" calcext:value-type="string">
            <text:p>Apex-834M-TC-018</text:p>
          </table:table-cell>
          <table:table-cell table:style-name="ce26" office:value-type="string" calcext:value-type="string">
            <text:p>Check for the file with Enrollment ID na dUnique ID with benefits details and maintance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 : File received from change in the enrollment details has a unique ID with benefit enrollments details and maintance .</text:p>
          </table:table-cell>
          <table:table-cell table:style-name="ce26" office:value-type="string" calcext:value-type="string">
            <text:p>File should have the Unique ID , Enrollment ID with benefits plan information and maintance details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9">
          <table:table-cell table:style-name="ce24" office:value-type="string" calcext:value-type="string">
            <text:p>Apex-834M-TS-005</text:p>
          </table:table-cell>
          <table:table-cell table:style-name="ce25" office:value-type="string" calcext:value-type="string">
            <text:p>Apex-834M-TC-019</text:p>
          </table:table-cell>
          <table:table-cell table:style-name="ce26" office:value-type="string" calcext:value-type="string">
            <text:p>Check for the file received <text:s/>in HIPAA with ISA, IEA segments while transaction is done electronically .</text:p>
          </table:table-cell>
          <table:table-cell table:style-name="ce27" office:value-type="string" calcext:value-type="string">
            <text:p>Positive</text:p>
          </table:table-cell>
          <table:table-cell table:style-name="ce27"/>
          <table:table-cell table:style-name="ce26" office:value-type="string" calcext:value-type="string">
            <text:p>Step 1: User should have enrolled for a benefit plan</text:p>
            <text:p>Step 2: User wnats to exchange his benefits plan from current to new using 834 with Apex Health</text:p>
            <text:p>Step 3 : User should get aware of Transaction Instructions .</text:p>
            <text:p>Step 4 : Interchange file Acknowledge Generations .</text:p>
            <text:p>Step 5 : File received from change in the enrollment details has a unique ID with benefit enrollments details and maintance .</text:p>
            <text:p>Step 6 : Apex Health requires standard HIPAA values in the ISA/IEA segments</text:p>
          </table:table-cell>
          <table:table-cell table:style-name="ce27" office:value-type="string" calcext:value-type="string">
            <text:p>The received file should have standard HIPAA format with ISA, IEA segments in order .</text:p>
          </table:table-cell>
          <table:table-cell table:style-name="ce27" office:value-type="string" calcext:value-type="string">
            <text:p>HIGH</text:p>
          </table:table-cell>
          <table:table-cell table:number-columns-repeated="1016"/>
        </table:table-row>
        <table:table-row table:style-name="ro2">
          <table:table-cell table:style-name="ce27" table:number-columns-repeated="8"/>
          <table:table-cell table:number-columns-repeated="1016"/>
        </table:table-row>
        <table:table-row table:style-name="ro7" table:number-rows-repeated="104855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ortal" table:style-name="ta2">
        <table:table-column table:style-name="co20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1" table:number-columns-repeated="1016" table:default-cell-style-name="ce1"/>
        <table:table-column table:style-name="co12" table:default-cell-style-name="ce1"/>
        <table:table-row table:style-name="ro12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Test Case ID</text:p>
          </table:table-cell>
          <table:table-cell table:style-name="ce18" office:value-type="string" calcext:value-type="string">
            <text:p>Test Case Description</text:p>
          </table:table-cell>
          <table:table-cell table:style-name="ce2" office:value-type="string" calcext:value-type="string">
            <text:p>Type of test case</text:p>
          </table:table-cell>
          <table:table-cell table:style-name="ce18" office:value-type="string" calcext:value-type="string">
            <text:p>Pre Condition</text:p>
          </table:table-cell>
          <table:table-cell table:style-name="ce18" office:value-type="string" calcext:value-type="string">
            <text:p>Test Steps</text:p>
          </table:table-cell>
          <table:table-cell table:style-name="ce18" office:value-type="string" calcext:value-type="string">
            <text:p>Expected Result</text:p>
          </table:table-cell>
          <table:table-cell table:style-name="ce18" office:value-type="string" calcext:value-type="string">
            <text:p>Priority</text:p>
          </table:table-cell>
          <table:table-cell table:style-name="ce8" table:number-columns-repeated="18"/>
          <table:table-cell table:number-columns-repeated="998"/>
        </table:table-row>
        <table:table-row table:style-name="ro20">
          <table:table-cell table:style-name="ce19" office:value-type="string" calcext:value-type="string">
            <text:p>APEX-Portal-TS-001</text:p>
          </table:table-cell>
          <table:table-cell table:style-name="ce19" office:value-type="string" calcext:value-type="string">
            <text:p>APEX-Portal-TC-001</text:p>
          </table:table-cell>
          <table:table-cell table:style-name="ce8"/>
          <table:table-cell table:style-name="ce3" office:value-type="string" calcext:value-type="string">
            <text:p>Positive</text:p>
          </table:table-cell>
          <table:table-cell table:style-name="ce8" table:number-columns-repeated="22"/>
          <table:table-cell table:number-columns-repeated="998"/>
        </table:table-row>
        <table:table-row table:style-name="ro2" table:number-rows-repeated="998">
          <table:table-cell table:style-name="ce8" table:number-columns-repeated="3"/>
          <table:table-cell table:style-name="ce3"/>
          <table:table-cell table:style-name="ce8" table:number-columns-repeated="22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09:32:57.824836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MacOSX_X86_64 LibreOffice_project/9b0d9b32d5dcda91d2f1a96dc04c645c450872bf</meta:generator>
    <dc:date>2020-04-23T09:45:23.819593701</dc:date>
    <meta:editing-duration>P1DT5H39M6S</meta:editing-duration>
    <meta:editing-cycles>2</meta:editing-cycles>
    <meta:document-statistic meta:table-count="6" meta:cell-count="826" meta:object-count="0"/>
  </office:meta>
</office:document-meta>
</file>